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10036" number:language="en" number:country="AU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22"/>
    <style:style style:name="ce17" style:family="table-cell" style:parent-style-name="Default" style:data-style-name="N10036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Liberation Sans"/>
    </style:style>
    <style:style style:name="ce19" style:family="table-cell" style:parent-style-name="Default" style:data-style-name="N2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2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4"/>
        <table:table-column table:style-name="co1" table:number-columns-repeated="2" table:default-cell-style-name="ce15"/>
        <table:table-column table:style-name="co1" table:number-columns-repeated="2" table:default-cell-style-name="Default"/>
        <table:table-column table:style-name="co1" table:number-columns-repeated="3" table:default-cell-style-name="ce14"/>
        <table:table-column table:style-name="co1" table:number-columns-repeated="3" table:default-cell-style-name="ce15"/>
        <table:table-column table:style-name="co1" table:number-columns-repeated="3" table:default-cell-style-name="ce14"/>
        <table:table-column table:style-name="co1" table:number-columns-repeated="4" table:default-cell-style-name="ce15"/>
        <table:table-column table:style-name="co1" table:default-cell-style-name="Default"/>
        <table:table-column table:style-name="co1" table:number-columns-repeated="3" table:default-cell-style-name="ce14"/>
        <table:table-column table:style-name="co1" table:number-columns-repeated="4" table:default-cell-style-name="ce15"/>
        <table:table-column table:style-name="co1" table:default-cell-style-name="Default"/>
        <table:table-column table:style-name="co1" table:number-columns-repeated="3" table:default-cell-style-name="ce14"/>
        <table:table-column table:style-name="co1" table:number-columns-repeated="4" table:default-cell-style-name="ce15"/>
        <table:table-column table:style-name="co1" table:default-cell-style-name="Default"/>
        <table:table-column table:style-name="co1" table:number-columns-repeated="3" table:default-cell-style-name="ce14"/>
        <table:table-column table:style-name="co1" table:number-columns-repeated="4" table:default-cell-style-name="ce15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Total dose [kRad]</text:p>
          </table:table-cell>
          <table:table-cell table:style-name="ce14" office:value-type="string" calcext:value-type="string">
            <text:p>Integrated dose room temperature [Mrad]</text:p>
          </table:table-cell>
          <table:table-cell table:style-name="ce14" office:value-type="string" calcext:value-type="string">
            <text:p>Dose rate [mGy/s]</text:p>
          </table:table-cell>
          <table:table-cell table:style-name="ce14" office:value-type="string" calcext:value-type="string">
            <text:p>Total dose in April [MRad]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Total dose [kRad]</text:p>
          </table:table-cell>
          <table:table-cell table:style-name="ce14" office:value-type="string" calcext:value-type="string">
            <text:p>Integrated dose room temperature [Mrad]</text:p>
          </table:table-cell>
          <table:table-cell table:style-name="ce14" office:value-type="string" calcext:value-type="string">
            <text:p>Dose rate [mGy/s]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Total dose [kRad]</text:p>
          </table:table-cell>
          <table:table-cell table:style-name="ce14" office:value-type="string" calcext:value-type="string">
            <text:p>Integrated dose room temperature [Mrad]</text:p>
          </table:table-cell>
          <table:table-cell table:style-name="ce14" office:value-type="string" calcext:value-type="string">
            <text:p>Integrated dose cold[Mrad]</text:p>
          </table:table-cell>
          <table:table-cell table:style-name="ce14" office:value-type="string" calcext:value-type="string">
            <text:p>Dose rate [mGy/s]</text:p>
          </table:table-cell>
          <table:table-cell table:style-name="ce14" office:value-type="string" calcext:value-type="string">
            <text:p>Dose rate cold (estimate)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Total dose [kRad]</text:p>
          </table:table-cell>
          <table:table-cell table:style-name="ce14" office:value-type="string" calcext:value-type="string">
            <text:p>Integrated dose room temperature [Mrad]</text:p>
          </table:table-cell>
          <table:table-cell table:style-name="ce14" office:value-type="string" calcext:value-type="string">
            <text:p>Integrated dose cold[Mrad]</text:p>
          </table:table-cell>
          <table:table-cell table:style-name="ce14" office:value-type="string" calcext:value-type="string">
            <text:p>Dose rate (warm) [mGy/s]</text:p>
          </table:table-cell>
          <table:table-cell table:style-name="ce14" office:value-type="string" calcext:value-type="string">
            <text:p>Dose rate cold (estimate)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Total dose [kRad]</text:p>
          </table:table-cell>
          <table:table-cell table:style-name="ce14" office:value-type="string" calcext:value-type="string">
            <text:p>Integrated dose room temperature [Mrad]</text:p>
          </table:table-cell>
          <table:table-cell table:style-name="ce14" office:value-type="string" calcext:value-type="string">
            <text:p>Integrated dose cold[Mrad]</text:p>
          </table:table-cell>
          <table:table-cell table:style-name="ce14" office:value-type="string" calcext:value-type="string">
            <text:p>Dose rate (warm) [mGy/s]</text:p>
          </table:table-cell>
          <table:table-cell table:style-name="ce14" office:value-type="string" calcext:value-type="string">
            <text:p>Dose rate cold (estimate)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Total dose [kRad]</text:p>
          </table:table-cell>
          <table:table-cell table:style-name="ce14" office:value-type="string" calcext:value-type="string">
            <text:p>Integrated dose room temperature [Mrad]</text:p>
          </table:table-cell>
          <table:table-cell table:style-name="ce14" office:value-type="string" calcext:value-type="string">
            <text:p>Integrated dose cold[Mrad]</text:p>
          </table:table-cell>
          <table:table-cell table:style-name="ce14" office:value-type="string" calcext:value-type="string">
            <text:p>Dose rate (warm) [mGy/s]</text:p>
          </table:table-cell>
          <table:table-cell table:style-name="ce14" office:value-type="string" calcext:value-type="string">
            <text:p>Dose rate cold (estimate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$C$2:.C2])/1000" office:value-type="float" office:value="0" calcext:value-type="float">
            <text:p>0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9.7822062" calcext:value-type="float">
            <text:p>9.782206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$31]+SUM([.$J$2:.J2])/1000" office:value-type="float" office:value="8.4444686" calcext:value-type="float">
            <text:p>8.4444686</text:p>
          </table:table-cell>
          <table:table-cell table:style-name="ce14" office:value-type="float" office:value="101" calcext:value-type="float">
            <text:p>1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K$32]+SUM([.$P$2:.P2])/1000" office:value-type="float" office:value="20.2345016" calcext:value-type="float">
            <text:p>20.2345016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425" calcext:value-type="float">
            <text:p>425</text:p>
          </table:table-cell>
          <table:table-cell table:formula="of:=[.$Q$31]+SUM([.$X$2:.X2])/1000" office:value-type="float" office:value="28.0462736" calcext:value-type="float">
            <text:p>28.0462736</text:p>
          </table:table-cell>
          <table:table-cell table:formula="of:=[.$T$2]/[.$S$2]*SUM([.$X$2:.X2])/1000+[.$R$31]" office:value-type="float" office:value="6.529856" calcext:value-type="float">
            <text:p>6.529856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992" calcext:value-type="float">
            <text:p>52992</text:p>
          </table:table-cell>
          <table:table-cell office:value-type="float" office:value="450.432" calcext:value-type="float">
            <text:p>450.432</text:p>
          </table:table-cell>
          <table:table-cell table:formula="of:=[.$Y$32]+SUM([.$AF$2:.AF2])/1000" office:value-type="float" office:value="38.0918116" calcext:value-type="float">
            <text:p>38.0918116</text:p>
          </table:table-cell>
          <table:table-cell table:formula="of:=[.$T$2]/[.$S$2]*SUM([.$AF$2:.AF2])/1000+[.$Z$32]" office:value-type="float" office:value="15.98448" calcext:value-type="float">
            <text:p>15.98448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G$32]+SUM([.$AN$2:.AN2])/1000" office:value-type="float" office:value="45.9388416" calcext:value-type="float">
            <text:p>45.9388416</text:p>
          </table:table-cell>
          <table:table-cell table:formula="of:=[.$T$2]/[.$S$2]*SUM([.$AN$2:.AN2])/1000+[.$AH$32]" office:value-type="float" office:value="23.36992" calcext:value-type="float">
            <text:p>23.36992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$C$2:.C3])/1000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1400" calcext:value-type="float">
            <text:p>51400</text:p>
          </table:table-cell>
          <table:table-cell office:value-type="float" office:value="519.14" calcext:value-type="float">
            <text:p>519.14</text:p>
          </table:table-cell>
          <table:table-cell table:formula="of:=[.$D$31]+SUM([.$J$2:.J3])/1000" office:value-type="float" office:value="8.9636086" calcext:value-type="float">
            <text:p>8.9636086</text:p>
          </table:table-cell>
          <table:table-cell table:style-name="ce14" office:value-type="string" calcext:value-type="string">
            <text:p>Total dose in May [MRad]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K$32]+SUM([.$P$2:.P3])/1000" office:value-type="float" office:value="20.2345016" calcext:value-type="float">
            <text:p>20.2345016</text:p>
          </table:table-cell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Total dose in June [MRad] (warm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7200" calcext:value-type="float">
            <text:p>47200</text:p>
          </table:table-cell>
          <table:table-cell office:value-type="float" office:value="401.2" calcext:value-type="float">
            <text:p>401.2</text:p>
          </table:table-cell>
          <table:table-cell table:formula="of:=[.$Q$31]+SUM([.$X$2:.X3])/1000" office:value-type="float" office:value="28.4474736" calcext:value-type="float">
            <text:p>28.4474736</text:p>
          </table:table-cell>
          <table:table-cell table:formula="of:=[.$T$2]/[.$S$2]*SUM([.$X$2:.X3])/1000+[.$R$31]" office:value-type="float" office:value="6.907456" calcext:value-type="float">
            <text:p>6.907456</text:p>
          </table:table-cell>
          <table:table-cell table:style-name="ce14" office:value-type="string" calcext:value-type="string">
            <text:p>Total dose in July [MRad] (warm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0004" calcext:value-type="float">
            <text:p>50004</text:p>
          </table:table-cell>
          <table:table-cell office:value-type="float" office:value="425.034" calcext:value-type="float">
            <text:p>425.034</text:p>
          </table:table-cell>
          <table:table-cell table:formula="of:=[.$Y$32]+SUM([.$AF$2:.AF3])/1000" office:value-type="float" office:value="38.5168456" calcext:value-type="float">
            <text:p>38.5168456</text:p>
          </table:table-cell>
          <table:table-cell table:formula="of:=[.$T$2]/[.$S$2]*SUM([.$AF$2:.AF3])/1000+[.$Z$32]" office:value-type="float" office:value="16.384512" calcext:value-type="float">
            <text:p>16.384512</text:p>
          </table:table-cell>
          <table:table-cell table:style-name="ce14" office:value-type="string" calcext:value-type="string">
            <text:p>Total dose in August [MRad] (warm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3028" calcext:value-type="float">
            <text:p>53028</text:p>
          </table:table-cell>
          <table:table-cell office:value-type="float" office:value="450.738" calcext:value-type="float">
            <text:p>450.738</text:p>
          </table:table-cell>
          <table:table-cell table:formula="of:=[.$AG$32]+SUM([.$AN$2:.AN3])/1000" office:value-type="float" office:value="46.3895796" calcext:value-type="float">
            <text:p>46.3895796</text:p>
          </table:table-cell>
          <table:table-cell table:formula="of:=[.$T$2]/[.$S$2]*SUM([.$AN$2:.AN3])/1000+[.$AH$32]" office:value-type="float" office:value="23.794144" calcext:value-type="float">
            <text:p>23.794144</text:p>
          </table:table-cell>
          <table:table-cell table:style-name="ce14" office:value-type="string" calcext:value-type="string">
            <text:p>Total dose in August [MRad] (warm)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000" calcext:value-type="float">
            <text:p>18000</text:p>
          </table:table-cell>
          <table:table-cell office:value-type="float" office:value="181.8" calcext:value-type="float">
            <text:p>181.8</text:p>
          </table:table-cell>
          <table:table-cell table:formula="of:=SUM([.$C$2:.C4])/1000" office:value-type="float" office:value="0.1818" calcext:value-type="float">
            <text:p>0.1818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1700" calcext:value-type="float">
            <text:p>51700</text:p>
          </table:table-cell>
          <table:table-cell office:value-type="float" office:value="522.17" calcext:value-type="float">
            <text:p>522.17</text:p>
          </table:table-cell>
          <table:table-cell table:formula="of:=[.$D$31]+SUM([.$J$2:.J4])/1000" office:value-type="float" office:value="9.4857786" calcext:value-type="float">
            <text:p>9.4857786</text:p>
          </table:table-cell>
          <table:table-cell table:style-name="ce14" office:value-type="float" office:value="13.424295" calcext:value-type="float">
            <text:p>13.4242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2300" calcext:value-type="float">
            <text:p>52300</text:p>
          </table:table-cell>
          <table:table-cell office:value-type="float" office:value="444.55" calcext:value-type="float">
            <text:p>444.55</text:p>
          </table:table-cell>
          <table:table-cell table:formula="of:=[.$K$32]+SUM([.$P$2:.P4])/1000" office:value-type="float" office:value="20.6790516" calcext:value-type="float">
            <text:p>20.6790516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9.124836" calcext:value-type="float">
            <text:p>9.12483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3000" calcext:value-type="float">
            <text:p>53000</text:p>
          </table:table-cell>
          <table:table-cell office:value-type="float" office:value="450.5" calcext:value-type="float">
            <text:p>450.5</text:p>
          </table:table-cell>
          <table:table-cell table:formula="of:=[.$Q$31]+SUM([.$X$2:.X4])/1000" office:value-type="float" office:value="28.8979736" calcext:value-type="float">
            <text:p>28.8979736</text:p>
          </table:table-cell>
          <table:table-cell table:formula="of:=[.$T$2]/[.$S$2]*SUM([.$X$2:.X4])/1000+[.$R$31]" office:value-type="float" office:value="7.331456" calcext:value-type="float">
            <text:p>7.331456</text:p>
          </table:table-cell>
          <table:table-cell table:style-name="ce14" office:value-type="float" office:value="10.020106" calcext:value-type="float">
            <text:p>10.0201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Y$32]+SUM([.$AF$2:.AF4])/1000" office:value-type="float" office:value="38.5168456" calcext:value-type="float">
            <text:p>38.5168456</text:p>
          </table:table-cell>
          <table:table-cell table:formula="of:=[.$T$2]/[.$S$2]*SUM([.$AF$2:.AF4])/1000+[.$Z$32]" office:value-type="float" office:value="16.384512" calcext:value-type="float">
            <text:p>16.384512</text:p>
          </table:table-cell>
          <table:table-cell table:style-name="ce14" office:value-type="float" office:value="8.297462" calcext:value-type="float">
            <text:p>8.29746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2344" calcext:value-type="float">
            <text:p>52344</text:p>
          </table:table-cell>
          <table:table-cell office:value-type="float" office:value="444.924" calcext:value-type="float">
            <text:p>444.924</text:p>
          </table:table-cell>
          <table:table-cell table:formula="of:=[.$AG$32]+SUM([.$AN$2:.AN4])/1000" office:value-type="float" office:value="46.8345036" calcext:value-type="float">
            <text:p>46.8345036</text:p>
          </table:table-cell>
          <table:table-cell table:formula="of:=[.$T$2]/[.$S$2]*SUM([.$AN$2:.AN4])/1000+[.$AH$32]" office:value-type="float" office:value="24.212896" calcext:value-type="float">
            <text:p>24.212896</text:p>
          </table:table-cell>
          <table:table-cell table:style-name="ce14" office:value-type="float" office:value="8.297462" calcext:value-type="float">
            <text:p>8.297462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office:value-type="float" office:value="363.6" calcext:value-type="float">
            <text:p>363.6</text:p>
          </table:table-cell>
          <table:table-cell table:formula="of:=SUM([.$C$2:.C5])/1000" office:value-type="float" office:value="0.5454" calcext:value-type="float">
            <text:p>0.545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$31]+SUM([.$J$2:.J5])/1000" office:value-type="float" office:value="9.4857786" calcext:value-type="float">
            <text:p>9.485778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0500" calcext:value-type="float">
            <text:p>50500</text:p>
          </table:table-cell>
          <table:table-cell office:value-type="float" office:value="429.25" calcext:value-type="float">
            <text:p>429.25</text:p>
          </table:table-cell>
          <table:table-cell table:formula="of:=[.$K$32]+SUM([.$P$2:.P5])/1000" office:value-type="float" office:value="21.1083016" calcext:value-type="float">
            <text:p>21.10830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1800" calcext:value-type="float">
            <text:p>41800</text:p>
          </table:table-cell>
          <table:table-cell office:value-type="float" office:value="355.3" calcext:value-type="float">
            <text:p>355.3</text:p>
          </table:table-cell>
          <table:table-cell table:formula="of:=[.$Q$31]+SUM([.$X$2:.X5])/1000" office:value-type="float" office:value="29.2532736" calcext:value-type="float">
            <text:p>29.2532736</text:p>
          </table:table-cell>
          <table:table-cell table:formula="of:=[.$T$2]/[.$S$2]*SUM([.$X$2:.X5])/1000+[.$R$31]" office:value-type="float" office:value="7.665856" calcext:value-type="float">
            <text:p>7.66585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Y$32]+SUM([.$AF$2:.AF5])/1000" office:value-type="float" office:value="38.5168456" calcext:value-type="float">
            <text:p>38.5168456</text:p>
          </table:table-cell>
          <table:table-cell table:formula="of:=[.$T$2]/[.$S$2]*SUM([.$AF$2:.AF5])/1000+[.$Z$32]" office:value-type="float" office:value="16.384512" calcext:value-type="float">
            <text:p>16.3845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3064" calcext:value-type="float">
            <text:p>53064</text:p>
          </table:table-cell>
          <table:table-cell office:value-type="float" office:value="451.044" calcext:value-type="float">
            <text:p>451.044</text:p>
          </table:table-cell>
          <table:table-cell table:formula="of:=[.$AG$32]+SUM([.$AN$2:.AN5])/1000" office:value-type="float" office:value="47.2855476" calcext:value-type="float">
            <text:p>47.2855476</text:p>
          </table:table-cell>
          <table:table-cell table:formula="of:=[.$T$2]/[.$S$2]*SUM([.$AN$2:.AN5])/1000+[.$AH$32]" office:value-type="float" office:value="24.637408" calcext:value-type="float">
            <text:p>24.63740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930" calcext:value-type="float">
            <text:p>35930</text:p>
          </table:table-cell>
          <table:table-cell office:value-type="float" office:value="362.893" calcext:value-type="float">
            <text:p>362.893</text:p>
          </table:table-cell>
          <table:table-cell table:formula="of:=SUM([.$C$2:.C6])/1000" office:value-type="float" office:value="0.908293" calcext:value-type="float">
            <text:p>0.90829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$31]+SUM([.$J$2:.J6])/1000" office:value-type="float" office:value="9.4857786" calcext:value-type="float">
            <text:p>9.485778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K$32]+SUM([.$P$2:.P6])/1000" office:value-type="float" office:value="21.1083016" calcext:value-type="float">
            <text:p>21.10830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1000" calcext:value-type="float">
            <text:p>51000</text:p>
          </table:table-cell>
          <table:table-cell office:value-type="float" office:value="433.5" calcext:value-type="float">
            <text:p>433.5</text:p>
          </table:table-cell>
          <table:table-cell table:formula="of:=[.$Q$31]+SUM([.$X$2:.X6])/1000" office:value-type="float" office:value="29.6867736" calcext:value-type="float">
            <text:p>29.6867736</text:p>
          </table:table-cell>
          <table:table-cell table:formula="of:=[.$T$2]/[.$S$2]*SUM([.$X$2:.X6])/1000+[.$R$31]" office:value-type="float" office:value="8.073856" calcext:value-type="float">
            <text:p>8.07385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Y$32]+SUM([.$AF$2:.AF6])/1000" office:value-type="float" office:value="38.5168456" calcext:value-type="float">
            <text:p>38.5168456</text:p>
          </table:table-cell>
          <table:table-cell table:formula="of:=[.$T$2]/[.$S$2]*SUM([.$AF$2:.AF6])/1000+[.$Z$32]" office:value-type="float" office:value="16.384512" calcext:value-type="float">
            <text:p>16.3845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5152" calcext:value-type="float">
            <text:p>55152</text:p>
          </table:table-cell>
          <table:table-cell office:value-type="float" office:value="468.792" calcext:value-type="float">
            <text:p>468.792</text:p>
          </table:table-cell>
          <table:table-cell table:formula="of:=[.$AG$32]+SUM([.$AN$2:.AN6])/1000" office:value-type="float" office:value="47.7543396" calcext:value-type="float">
            <text:p>47.7543396</text:p>
          </table:table-cell>
          <table:table-cell table:formula="of:=[.$T$2]/[.$S$2]*SUM([.$AN$2:.AN6])/1000+[.$AH$32]" office:value-type="float" office:value="25.078624" calcext:value-type="float">
            <text:p>25.078624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$C$2:.C7])/1000" office:value-type="float" office:value="0.908293" calcext:value-type="float">
            <text:p>0.90829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500" calcext:value-type="float">
            <text:p>51500</text:p>
          </table:table-cell>
          <table:table-cell office:value-type="float" office:value="520.15" calcext:value-type="float">
            <text:p>520.15</text:p>
          </table:table-cell>
          <table:table-cell table:formula="of:=[.$D$31]+SUM([.$J$2:.J7])/1000" office:value-type="float" office:value="10.0059286" calcext:value-type="float">
            <text:p>10.005928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K$32]+SUM([.$P$2:.P7])/1000" office:value-type="float" office:value="21.1083016" calcext:value-type="float">
            <text:p>21.1083016</text:p>
          </table:table-cell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Total dose in June [MRad] (cold)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Q$31]+SUM([.$X$2:.X7])/1000" office:value-type="float" office:value="29.6867736" calcext:value-type="float">
            <text:p>29.6867736</text:p>
          </table:table-cell>
          <table:table-cell table:formula="of:=[.$T$2]/[.$S$2]*SUM([.$X$2:.X7])/1000+[.$R$31]" office:value-type="float" office:value="8.073856" calcext:value-type="float">
            <text:p>8.073856</text:p>
          </table:table-cell>
          <table:table-cell table:style-name="ce14" office:value-type="string" calcext:value-type="string">
            <text:p>Total dose in June [MRad] (cold)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3064" calcext:value-type="float">
            <text:p>53064</text:p>
          </table:table-cell>
          <table:table-cell office:value-type="float" office:value="451.044" calcext:value-type="float">
            <text:p>451.044</text:p>
          </table:table-cell>
          <table:table-cell table:formula="of:=[.$Y$32]+SUM([.$AF$2:.AF7])/1000" office:value-type="float" office:value="38.9678896" calcext:value-type="float">
            <text:p>38.9678896</text:p>
          </table:table-cell>
          <table:table-cell table:formula="of:=[.$T$2]/[.$S$2]*SUM([.$AF$2:.AF7])/1000+[.$Z$32]" office:value-type="float" office:value="16.809024" calcext:value-type="float">
            <text:p>16.809024</text:p>
          </table:table-cell>
          <table:table-cell table:style-name="ce14" office:value-type="string" calcext:value-type="string">
            <text:p>Total dose in August [MRad] (cold)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G$32]+SUM([.$AN$2:.AN7])/1000" office:value-type="float" office:value="47.7543396" calcext:value-type="float">
            <text:p>47.7543396</text:p>
          </table:table-cell>
          <table:table-cell table:formula="of:=[.$T$2]/[.$S$2]*SUM([.$AN$2:.AN7])/1000+[.$AH$32]" office:value-type="float" office:value="25.078624" calcext:value-type="float">
            <text:p>25.078624</text:p>
          </table:table-cell>
          <table:table-cell table:style-name="ce14" office:value-type="string" calcext:value-type="string">
            <text:p>Total dose in August [MRad] (cold)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$C$2:.C8])/1000" office:value-type="float" office:value="0.908293" calcext:value-type="float">
            <text:p>0.90829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1400" calcext:value-type="float">
            <text:p>51400</text:p>
          </table:table-cell>
          <table:table-cell office:value-type="float" office:value="519.14" calcext:value-type="float">
            <text:p>519.14</text:p>
          </table:table-cell>
          <table:table-cell table:formula="of:=[.$D$31]+SUM([.$J$2:.J8])/1000" office:value-type="float" office:value="10.5250686" calcext:value-type="float">
            <text:p>10.525068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0200" calcext:value-type="float">
            <text:p>50200</text:p>
          </table:table-cell>
          <table:table-cell office:value-type="float" office:value="426.7" calcext:value-type="float">
            <text:p>426.7</text:p>
          </table:table-cell>
          <table:table-cell table:formula="of:=[.$K$32]+SUM([.$P$2:.P8])/1000" office:value-type="float" office:value="21.5350016" calcext:value-type="float">
            <text:p>21.5350016</text:p>
          </table:table-cell>
          <table:table-cell table:formula="of:=[.$T$2]/[.$S$2]*SUM([.$P$8:.P8])/1000" office:value-type="float" office:value="0.4016" calcext:value-type="float">
            <text:p>0.4016</text:p>
          </table:table-cell>
          <table:table-cell table:style-name="ce14" office:value-type="float" office:value="6.896088" calcext:value-type="float">
            <text:p>6.8960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Q$31]+SUM([.$X$2:.X8])/1000" office:value-type="float" office:value="29.6867736" calcext:value-type="float">
            <text:p>29.6867736</text:p>
          </table:table-cell>
          <table:table-cell table:formula="of:=[.$T$2]/[.$S$2]*SUM([.$X$2:.X8])/1000+[.$R$31]" office:value-type="float" office:value="8.073856" calcext:value-type="float">
            <text:p>8.073856</text:p>
          </table:table-cell>
          <table:table-cell table:style-name="ce14" office:value-type="float" office:value="9.430688" calcext:value-type="float">
            <text:p>9.4306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2992" calcext:value-type="float">
            <text:p>52992</text:p>
          </table:table-cell>
          <table:table-cell office:value-type="float" office:value="450.432" calcext:value-type="float">
            <text:p>450.432</text:p>
          </table:table-cell>
          <table:table-cell table:formula="of:=[.$Y$32]+SUM([.$AF$2:.AF8])/1000" office:value-type="float" office:value="39.4183216" calcext:value-type="float">
            <text:p>39.4183216</text:p>
          </table:table-cell>
          <table:table-cell table:formula="of:=[.$T$2]/[.$S$2]*SUM([.$AF$2:.AF8])/1000+[.$Z$32]" office:value-type="float" office:value="17.23296" calcext:value-type="float">
            <text:p>17.23296</text:p>
          </table:table-cell>
          <table:table-cell table:style-name="ce14" office:value-type="float" office:value="7.809376" calcext:value-type="float">
            <text:p>7.80937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G$32]+SUM([.$AN$2:.AN8])/1000" office:value-type="float" office:value="47.7543396" calcext:value-type="float">
            <text:p>47.7543396</text:p>
          </table:table-cell>
          <table:table-cell table:formula="of:=[.$T$2]/[.$S$2]*SUM([.$AN$2:.AN8])/1000+[.$AH$32]" office:value-type="float" office:value="25.078624" calcext:value-type="float">
            <text:p>25.078624</text:p>
          </table:table-cell>
          <table:table-cell table:style-name="ce14" office:value-type="float" office:value="7.809376" calcext:value-type="float">
            <text:p>7.809376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1360" calcext:value-type="float">
            <text:p>41360</text:p>
          </table:table-cell>
          <table:table-cell office:value-type="float" office:value="417.736" calcext:value-type="float">
            <text:p>417.736</text:p>
          </table:table-cell>
          <table:table-cell table:formula="of:=SUM([.$C$2:.C9])/1000" office:value-type="float" office:value="1.326029" calcext:value-type="float">
            <text:p>1.32602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2300" calcext:value-type="float">
            <text:p>52300</text:p>
          </table:table-cell>
          <table:table-cell office:value-type="float" office:value="528.23" calcext:value-type="float">
            <text:p>528.23</text:p>
          </table:table-cell>
          <table:table-cell table:formula="of:=[.$D$31]+SUM([.$J$2:.J9])/1000" office:value-type="float" office:value="11.0532986" calcext:value-type="float">
            <text:p>11.053298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6000" calcext:value-type="float">
            <text:p>36000</text:p>
          </table:table-cell>
          <table:table-cell office:value-type="float" office:value="306" calcext:value-type="float">
            <text:p>306</text:p>
          </table:table-cell>
          <table:table-cell table:formula="of:=[.$K$32]+SUM([.$P$2:.P9])/1000" office:value-type="float" office:value="21.8410016" calcext:value-type="float">
            <text:p>21.8410016</text:p>
          </table:table-cell>
          <table:table-cell table:formula="of:=[.$T$2]/[.$S$2]*SUM([.$P$8:.P9])/1000" office:value-type="float" office:value="0.6896" calcext:value-type="float">
            <text:p>0.689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2800" calcext:value-type="float">
            <text:p>52800</text:p>
          </table:table-cell>
          <table:table-cell office:value-type="float" office:value="448.8" calcext:value-type="float">
            <text:p>448.8</text:p>
          </table:table-cell>
          <table:table-cell table:formula="of:=[.$Q$31]+SUM([.$X$2:.X9])/1000" office:value-type="float" office:value="30.1355736" calcext:value-type="float">
            <text:p>30.1355736</text:p>
          </table:table-cell>
          <table:table-cell table:formula="of:=[.$T$2]/[.$S$2]*SUM([.$X$2:.X9])/1000+[.$R$31]" office:value-type="float" office:value="8.496256" calcext:value-type="float">
            <text:p>8.49625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3028" calcext:value-type="float">
            <text:p>53028</text:p>
          </table:table-cell>
          <table:table-cell office:value-type="float" office:value="450.738" calcext:value-type="float">
            <text:p>450.738</text:p>
          </table:table-cell>
          <table:table-cell table:formula="of:=[.$Y$32]+SUM([.$AF$2:.AF9])/1000" office:value-type="float" office:value="39.8690596" calcext:value-type="float">
            <text:p>39.8690596</text:p>
          </table:table-cell>
          <table:table-cell table:formula="of:=[.$T$2]/[.$S$2]*SUM([.$AF$2:.AF9])/1000+[.$Z$32]" office:value-type="float" office:value="17.657184" calcext:value-type="float">
            <text:p>17.65718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G$32]+SUM([.$AN$2:.AN9])/1000" office:value-type="float" office:value="47.7543396" calcext:value-type="float">
            <text:p>47.7543396</text:p>
          </table:table-cell>
          <table:table-cell table:formula="of:=[.$T$2]/[.$S$2]*SUM([.$AN$2:.AN9])/1000+[.$AH$32]" office:value-type="float" office:value="25.078624" calcext:value-type="float">
            <text:p>25.078624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7200" calcext:value-type="float">
            <text:p>47200</text:p>
          </table:table-cell>
          <table:table-cell office:value-type="float" office:value="476.72" calcext:value-type="float">
            <text:p>476.72</text:p>
          </table:table-cell>
          <table:table-cell table:formula="of:=SUM([.$C$2:.C10])/1000" office:value-type="float" office:value="1.802749" calcext:value-type="float">
            <text:p>1.80274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1400" calcext:value-type="float">
            <text:p>51400</text:p>
          </table:table-cell>
          <table:table-cell office:value-type="float" office:value="519.14" calcext:value-type="float">
            <text:p>519.14</text:p>
          </table:table-cell>
          <table:table-cell table:formula="of:=[.$D$31]+SUM([.$J$2:.J10])/1000" office:value-type="float" office:value="11.5724386" calcext:value-type="float">
            <text:p>11.572438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K$32]+SUM([.$P$2:.P10])/1000" office:value-type="float" office:value="21.8410016" calcext:value-type="float">
            <text:p>21.8410016</text:p>
          </table:table-cell>
          <table:table-cell table:formula="of:=[.$T$2]/[.$S$2]*SUM([.$P$8:.P10])/1000" office:value-type="float" office:value="0.6896" calcext:value-type="float">
            <text:p>0.689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2400" calcext:value-type="float">
            <text:p>52400</text:p>
          </table:table-cell>
          <table:table-cell office:value-type="float" office:value="445.4" calcext:value-type="float">
            <text:p>445.4</text:p>
          </table:table-cell>
          <table:table-cell table:formula="of:=[.$Q$31]+SUM([.$X$2:.X10])/1000" office:value-type="float" office:value="30.5809736" calcext:value-type="float">
            <text:p>30.5809736</text:p>
          </table:table-cell>
          <table:table-cell table:formula="of:=[.$T$2]/[.$S$2]*SUM([.$X$2:.X10])/1000+[.$R$31]" office:value-type="float" office:value="8.915456" calcext:value-type="float">
            <text:p>8.91545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2992" calcext:value-type="float">
            <text:p>52992</text:p>
          </table:table-cell>
          <table:table-cell office:value-type="float" office:value="450.432" calcext:value-type="float">
            <text:p>450.432</text:p>
          </table:table-cell>
          <table:table-cell table:formula="of:=[.$Y$32]+SUM([.$AF$2:.AF10])/1000" office:value-type="float" office:value="40.3194916" calcext:value-type="float">
            <text:p>40.3194916</text:p>
          </table:table-cell>
          <table:table-cell table:formula="of:=[.$T$2]/[.$S$2]*SUM([.$AF$2:.AF10])/1000+[.$Z$32]" office:value-type="float" office:value="18.08112" calcext:value-type="float">
            <text:p>18.0811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G$32]+SUM([.$AN$2:.AN10])/1000" office:value-type="float" office:value="47.7543396" calcext:value-type="float">
            <text:p>47.7543396</text:p>
          </table:table-cell>
          <table:table-cell table:formula="of:=[.$T$2]/[.$S$2]*SUM([.$AN$2:.AN10])/1000+[.$AH$32]" office:value-type="float" office:value="25.078624" calcext:value-type="float">
            <text:p>25.078624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5000" calcext:value-type="float">
            <text:p>45000</text:p>
          </table:table-cell>
          <table:table-cell office:value-type="float" office:value="454.5" calcext:value-type="float">
            <text:p>454.5</text:p>
          </table:table-cell>
          <table:table-cell table:formula="of:=SUM([.$C$2:.C11])/1000" office:value-type="float" office:value="2.257249" calcext:value-type="float">
            <text:p>2.25724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9000" calcext:value-type="float">
            <text:p>49000</text:p>
          </table:table-cell>
          <table:table-cell office:value-type="float" office:value="494.9" calcext:value-type="float">
            <text:p>494.9</text:p>
          </table:table-cell>
          <table:table-cell table:formula="of:=[.$D$31]+SUM([.$J$2:.J11])/1000" office:value-type="float" office:value="12.0673386" calcext:value-type="float">
            <text:p>12.067338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4000" calcext:value-type="float">
            <text:p>54000</text:p>
          </table:table-cell>
          <table:table-cell office:value-type="float" office:value="459" calcext:value-type="float">
            <text:p>459</text:p>
          </table:table-cell>
          <table:table-cell table:formula="of:=[.$K$32]+SUM([.$P$2:.P11])/1000" office:value-type="float" office:value="22.3000016" calcext:value-type="float">
            <text:p>22.3000016</text:p>
          </table:table-cell>
          <table:table-cell table:formula="of:=[.$T$2]/[.$S$2]*SUM([.$P$8:.P11])/1000" office:value-type="float" office:value="1.1216" calcext:value-type="float">
            <text:p>1.12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2800" calcext:value-type="float">
            <text:p>52800</text:p>
          </table:table-cell>
          <table:table-cell office:value-type="float" office:value="448.8" calcext:value-type="float">
            <text:p>448.8</text:p>
          </table:table-cell>
          <table:table-cell table:formula="of:=[.$Q$31]+SUM([.$X$2:.X11])/1000" office:value-type="float" office:value="31.0297736" calcext:value-type="float">
            <text:p>31.0297736</text:p>
          </table:table-cell>
          <table:table-cell table:formula="of:=[.$T$2]/[.$S$2]*SUM([.$X$2:.X11])/1000+[.$R$31]" office:value-type="float" office:value="9.337856" calcext:value-type="float">
            <text:p>9.33785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Y$32]+SUM([.$AF$2:.AF11])/1000" office:value-type="float" office:value="40.3194916" calcext:value-type="float">
            <text:p>40.3194916</text:p>
          </table:table-cell>
          <table:table-cell table:formula="of:=[.$T$2]/[.$S$2]*SUM([.$AF$2:.AF11])/1000+[.$Z$32]" office:value-type="float" office:value="18.08112" calcext:value-type="float">
            <text:p>18.0811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G$32]+SUM([.$AN$2:.AN11])/1000" office:value-type="float" office:value="47.7543396" calcext:value-type="float">
            <text:p>47.7543396</text:p>
          </table:table-cell>
          <table:table-cell table:formula="of:=[.$T$2]/[.$S$2]*SUM([.$AN$2:.AN11])/1000+[.$AH$32]" office:value-type="float" office:value="25.078624" calcext:value-type="float">
            <text:p>25.078624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6200" calcext:value-type="float">
            <text:p>46200</text:p>
          </table:table-cell>
          <table:table-cell office:value-type="float" office:value="466.62" calcext:value-type="float">
            <text:p>466.62</text:p>
          </table:table-cell>
          <table:table-cell table:formula="of:=SUM([.$C$2:.C12])/1000" office:value-type="float" office:value="2.723869" calcext:value-type="float">
            <text:p>2.72386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$31]+SUM([.$J$2:.J12])/1000" office:value-type="float" office:value="12.0673386" calcext:value-type="float">
            <text:p>12.067338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4500" calcext:value-type="float">
            <text:p>54500</text:p>
          </table:table-cell>
          <table:table-cell office:value-type="float" office:value="463.25" calcext:value-type="float">
            <text:p>463.25</text:p>
          </table:table-cell>
          <table:table-cell table:formula="of:=[.$K$32]+SUM([.$P$2:.P12])/1000" office:value-type="float" office:value="22.7632516" calcext:value-type="float">
            <text:p>22.7632516</text:p>
          </table:table-cell>
          <table:table-cell table:formula="of:=[.$T$2]/[.$S$2]*SUM([.$P$8:.P12])/1000" office:value-type="float" office:value="1.5576" calcext:value-type="float">
            <text:p>1.557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6000" calcext:value-type="float">
            <text:p>36000</text:p>
          </table:table-cell>
          <table:table-cell office:value-type="float" office:value="306" calcext:value-type="float">
            <text:p>306</text:p>
          </table:table-cell>
          <table:table-cell table:formula="of:=[.$Q$31]+SUM([.$X$2:.X12])/1000" office:value-type="float" office:value="31.3357736" calcext:value-type="float">
            <text:p>31.3357736</text:p>
          </table:table-cell>
          <table:table-cell table:formula="of:=[.$T$2]/[.$S$2]*SUM([.$X$2:.X12])/1000+[.$R$31]" office:value-type="float" office:value="9.625856" calcext:value-type="float">
            <text:p>9.62585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Y$32]+SUM([.$AF$2:.AF12])/1000" office:value-type="float" office:value="40.3194916" calcext:value-type="float">
            <text:p>40.3194916</text:p>
          </table:table-cell>
          <table:table-cell table:formula="of:=[.$T$2]/[.$S$2]*SUM([.$AF$2:.AF12])/1000+[.$Z$32]" office:value-type="float" office:value="18.08112" calcext:value-type="float">
            <text:p>18.0811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G$32]+SUM([.$AN$2:.AN12])/1000" office:value-type="float" office:value="47.7543396" calcext:value-type="float">
            <text:p>47.7543396</text:p>
          </table:table-cell>
          <table:table-cell table:formula="of:=[.$T$2]/[.$S$2]*SUM([.$AN$2:.AN12])/1000+[.$AH$32]" office:value-type="float" office:value="25.078624" calcext:value-type="float">
            <text:p>25.078624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5500" calcext:value-type="float">
            <text:p>45500</text:p>
          </table:table-cell>
          <table:table-cell office:value-type="float" office:value="459.55" calcext:value-type="float">
            <text:p>459.55</text:p>
          </table:table-cell>
          <table:table-cell table:formula="of:=SUM([.$C$2:.C13])/1000" office:value-type="float" office:value="3.183419" calcext:value-type="float">
            <text:p>3.18341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$31]+SUM([.$J$2:.J13])/1000" office:value-type="float" office:value="12.0673386" calcext:value-type="float">
            <text:p>12.067338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3800" calcext:value-type="float">
            <text:p>53800</text:p>
          </table:table-cell>
          <table:table-cell office:value-type="float" office:value="457.3" calcext:value-type="float">
            <text:p>457.3</text:p>
          </table:table-cell>
          <table:table-cell table:formula="of:=[.$K$32]+SUM([.$P$2:.P13])/1000" office:value-type="float" office:value="23.2205516" calcext:value-type="float">
            <text:p>23.2205516</text:p>
          </table:table-cell>
          <table:table-cell table:formula="of:=[.$T$2]/[.$S$2]*SUM([.$P$8:.P13])/1000" office:value-type="float" office:value="1.988" calcext:value-type="float">
            <text:p>1.98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6000" calcext:value-type="float">
            <text:p>36000</text:p>
          </table:table-cell>
          <table:table-cell office:value-type="float" office:value="306" calcext:value-type="float">
            <text:p>306</text:p>
          </table:table-cell>
          <table:table-cell table:formula="of:=[.$Q$31]+SUM([.$X$2:.X13])/1000" office:value-type="float" office:value="31.6417736" calcext:value-type="float">
            <text:p>31.6417736</text:p>
          </table:table-cell>
          <table:table-cell table:formula="of:=[.$T$2]/[.$S$2]*SUM([.$X$2:.X13])/1000+[.$R$31]" office:value-type="float" office:value="9.913856" calcext:value-type="float">
            <text:p>9.91385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9788" calcext:value-type="float">
            <text:p>49788</text:p>
          </table:table-cell>
          <table:table-cell office:value-type="float" office:value="423.198" calcext:value-type="float">
            <text:p>423.198</text:p>
          </table:table-cell>
          <table:table-cell table:formula="of:=[.$Y$32]+SUM([.$AF$2:.AF13])/1000" office:value-type="float" office:value="40.7426896" calcext:value-type="float">
            <text:p>40.7426896</text:p>
          </table:table-cell>
          <table:table-cell table:formula="of:=[.$T$2]/[.$S$2]*SUM([.$AF$2:.AF13])/1000+[.$Z$32]" office:value-type="float" office:value="18.479424" calcext:value-type="float">
            <text:p>18.47942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G$32]+SUM([.$AN$2:.AN13])/1000" office:value-type="float" office:value="47.7543396" calcext:value-type="float">
            <text:p>47.7543396</text:p>
          </table:table-cell>
          <table:table-cell table:formula="of:=[.$T$2]/[.$S$2]*SUM([.$AN$2:.AN13])/1000+[.$AH$32]" office:value-type="float" office:value="25.078624" calcext:value-type="float">
            <text:p>25.078624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$C$2:.C14])/1000" office:value-type="float" office:value="3.183419" calcext:value-type="float">
            <text:p>3.18341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8100" calcext:value-type="float">
            <text:p>88100</text:p>
          </table:table-cell>
          <table:table-cell office:value-type="float" office:value="889.81" calcext:value-type="float">
            <text:p>889.81</text:p>
          </table:table-cell>
          <table:table-cell table:formula="of:=[.$D$31]+SUM([.$J$2:.J14])/1000" office:value-type="float" office:value="12.9571486" calcext:value-type="float">
            <text:p>12.957148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2400" calcext:value-type="float">
            <text:p>52400</text:p>
          </table:table-cell>
          <table:table-cell office:value-type="float" office:value="445.4" calcext:value-type="float">
            <text:p>445.4</text:p>
          </table:table-cell>
          <table:table-cell table:formula="of:=[.$K$32]+SUM([.$P$2:.P14])/1000" office:value-type="float" office:value="23.6659516" calcext:value-type="float">
            <text:p>23.6659516</text:p>
          </table:table-cell>
          <table:table-cell table:formula="of:=[.$T$2]/[.$S$2]*SUM([.$P$8:.P14])/1000" office:value-type="float" office:value="2.4072" calcext:value-type="float">
            <text:p>2.407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Q$31]+SUM([.$X$2:.X14])/1000" office:value-type="float" office:value="31.6417736" calcext:value-type="float">
            <text:p>31.6417736</text:p>
          </table:table-cell>
          <table:table-cell table:formula="of:=[.$T$2]/[.$S$2]*SUM([.$X$2:.X14])/1000+[.$R$31]" office:value-type="float" office:value="9.913856" calcext:value-type="float">
            <text:p>9.91385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2992" calcext:value-type="float">
            <text:p>52992</text:p>
          </table:table-cell>
          <table:table-cell office:value-type="float" office:value="450.432" calcext:value-type="float">
            <text:p>450.432</text:p>
          </table:table-cell>
          <table:table-cell table:formula="of:=[.$Y$32]+SUM([.$AF$2:.AF14])/1000" office:value-type="float" office:value="41.1931216" calcext:value-type="float">
            <text:p>41.1931216</text:p>
          </table:table-cell>
          <table:table-cell table:formula="of:=[.$T$2]/[.$S$2]*SUM([.$AF$2:.AF14])/1000+[.$Z$32]" office:value-type="float" office:value="18.90336" calcext:value-type="float">
            <text:p>18.9033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G$32]+SUM([.$AN$2:.AN14])/1000" office:value-type="float" office:value="47.7543396" calcext:value-type="float">
            <text:p>47.7543396</text:p>
          </table:table-cell>
          <table:table-cell table:formula="of:=[.$T$2]/[.$S$2]*SUM([.$AN$2:.AN14])/1000+[.$AH$32]" office:value-type="float" office:value="25.078624" calcext:value-type="float">
            <text:p>25.078624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$C$2:.C15])/1000" office:value-type="float" office:value="3.183419" calcext:value-type="float">
            <text:p>3.18341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1500" calcext:value-type="float">
            <text:p>51500</text:p>
          </table:table-cell>
          <table:table-cell office:value-type="float" office:value="520.15" calcext:value-type="float">
            <text:p>520.15</text:p>
          </table:table-cell>
          <table:table-cell table:formula="of:=[.$D$31]+SUM([.$J$2:.J15])/1000" office:value-type="float" office:value="13.4772986" calcext:value-type="float">
            <text:p>13.477298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5144" calcext:value-type="float">
            <text:p>45144</text:p>
          </table:table-cell>
          <table:table-cell office:value-type="float" office:value="383.724" calcext:value-type="float">
            <text:p>383.724</text:p>
          </table:table-cell>
          <table:table-cell table:formula="of:=[.$K$32]+SUM([.$P$2:.P15])/1000" office:value-type="float" office:value="24.0496756" calcext:value-type="float">
            <text:p>24.0496756</text:p>
          </table:table-cell>
          <table:table-cell table:formula="of:=[.$T$2]/[.$S$2]*SUM([.$P$8:.P15])/1000" office:value-type="float" office:value="2.768352" calcext:value-type="float">
            <text:p>2.76835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Q$31]+SUM([.$X$2:.X15])/1000" office:value-type="float" office:value="31.6417736" calcext:value-type="float">
            <text:p>31.6417736</text:p>
          </table:table-cell>
          <table:table-cell table:formula="of:=[.$T$2]/[.$S$2]*SUM([.$X$2:.X15])/1000+[.$R$31]" office:value-type="float" office:value="9.913856" calcext:value-type="float">
            <text:p>9.91385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Y$32]+SUM([.$AF$2:.AF15])/1000" office:value-type="float" office:value="41.1931216" calcext:value-type="float">
            <text:p>41.1931216</text:p>
          </table:table-cell>
          <table:table-cell table:formula="of:=[.$T$2]/[.$S$2]*SUM([.$AF$2:.AF15])/1000+[.$Z$32]" office:value-type="float" office:value="18.90336" calcext:value-type="float">
            <text:p>18.9033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G$32]+SUM([.$AN$2:.AN15])/1000" office:value-type="float" office:value="47.7543396" calcext:value-type="float">
            <text:p>47.7543396</text:p>
          </table:table-cell>
          <table:table-cell table:formula="of:=[.$T$2]/[.$S$2]*SUM([.$AN$2:.AN15])/1000+[.$AH$32]" office:value-type="float" office:value="25.078624" calcext:value-type="float">
            <text:p>25.078624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0200" calcext:value-type="float">
            <text:p>50200</text:p>
          </table:table-cell>
          <table:table-cell office:value-type="float" office:value="507.02" calcext:value-type="float">
            <text:p>507.02</text:p>
          </table:table-cell>
          <table:table-cell table:formula="of:=SUM([.$C$2:.C16])/1000" office:value-type="float" office:value="3.690439" calcext:value-type="float">
            <text:p>3.69043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2300" calcext:value-type="float">
            <text:p>52300</text:p>
          </table:table-cell>
          <table:table-cell office:value-type="float" office:value="528.23" calcext:value-type="float">
            <text:p>528.23</text:p>
          </table:table-cell>
          <table:table-cell table:formula="of:=[.$D$31]+SUM([.$J$2:.J16])/1000" office:value-type="float" office:value="14.0055286" calcext:value-type="float">
            <text:p>14.005528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K$32]+SUM([.$P$2:.P16])/1000" office:value-type="float" office:value="24.0496756" calcext:value-type="float">
            <text:p>24.0496756</text:p>
          </table:table-cell>
          <table:table-cell table:formula="of:=[.$T$2]/[.$S$2]*SUM([.$P$8:.P16])/1000" office:value-type="float" office:value="2.768352" calcext:value-type="float">
            <text:p>2.76835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2800" calcext:value-type="float">
            <text:p>52800</text:p>
          </table:table-cell>
          <table:table-cell office:value-type="float" office:value="448.8" calcext:value-type="float">
            <text:p>448.8</text:p>
          </table:table-cell>
          <table:table-cell table:formula="of:=[.$Q$31]+SUM([.$X$2:.X16])/1000" office:value-type="float" office:value="32.0905736" calcext:value-type="float">
            <text:p>32.0905736</text:p>
          </table:table-cell>
          <table:table-cell table:formula="of:=[.$T$2]/[.$S$2]*SUM([.$X$2:.X16])/1000+[.$R$31]" office:value-type="float" office:value="10.336256" calcext:value-type="float">
            <text:p>10.33625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Y$32]+SUM([.$AF$2:.AF16])/1000" office:value-type="float" office:value="41.1931216" calcext:value-type="float">
            <text:p>41.1931216</text:p>
          </table:table-cell>
          <table:table-cell table:formula="of:=[.$T$2]/[.$S$2]*SUM([.$AF$2:.AF16])/1000+[.$Z$32]" office:value-type="float" office:value="18.90336" calcext:value-type="float">
            <text:p>18.9033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G$32]+SUM([.$AN$2:.AN16])/1000" office:value-type="float" office:value="47.7543396" calcext:value-type="float">
            <text:p>47.7543396</text:p>
          </table:table-cell>
          <table:table-cell table:formula="of:=[.$T$2]/[.$S$2]*SUM([.$AN$2:.AN16])/1000+[.$AH$32]" office:value-type="float" office:value="25.078624" calcext:value-type="float">
            <text:p>25.078624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200" calcext:value-type="float">
            <text:p>50200</text:p>
          </table:table-cell>
          <table:table-cell office:value-type="float" office:value="507.02" calcext:value-type="float">
            <text:p>507.02</text:p>
          </table:table-cell>
          <table:table-cell table:formula="of:=SUM([.$C$2:.C17])/1000" office:value-type="float" office:value="4.197459" calcext:value-type="float">
            <text:p>4.19745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1500" calcext:value-type="float">
            <text:p>51500</text:p>
          </table:table-cell>
          <table:table-cell office:value-type="float" office:value="520.15" calcext:value-type="float">
            <text:p>520.15</text:p>
          </table:table-cell>
          <table:table-cell table:formula="of:=[.$D$31]+SUM([.$J$2:.J17])/1000" office:value-type="float" office:value="14.5256786" calcext:value-type="float">
            <text:p>14.525678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K$32]+SUM([.$P$2:.P17])/1000" office:value-type="float" office:value="24.0496756" calcext:value-type="float">
            <text:p>24.0496756</text:p>
          </table:table-cell>
          <table:table-cell table:formula="of:=[.$T$2]/[.$S$2]*SUM([.$P$8:.P17])/1000" office:value-type="float" office:value="2.768352" calcext:value-type="float">
            <text:p>2.76835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88300" calcext:value-type="float">
            <text:p>88300</text:p>
          </table:table-cell>
          <table:table-cell office:value-type="float" office:value="750.55" calcext:value-type="float">
            <text:p>750.55</text:p>
          </table:table-cell>
          <table:table-cell table:formula="of:=[.$Q$31]+SUM([.$X$2:.X17])/1000" office:value-type="float" office:value="32.8411236" calcext:value-type="float">
            <text:p>32.8411236</text:p>
          </table:table-cell>
          <table:table-cell table:formula="of:=[.$T$2]/[.$S$2]*SUM([.$X$2:.X17])/1000+[.$R$31]" office:value-type="float" office:value="11.042656" calcext:value-type="float">
            <text:p>11.04265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Y$32]+SUM([.$AF$2:.AF17])/1000" office:value-type="float" office:value="41.1931216" calcext:value-type="float">
            <text:p>41.1931216</text:p>
          </table:table-cell>
          <table:table-cell table:formula="of:=[.$T$2]/[.$S$2]*SUM([.$AF$2:.AF17])/1000+[.$Z$32]" office:value-type="float" office:value="18.90336" calcext:value-type="float">
            <text:p>18.9033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G$32]+SUM([.$AN$2:.AN17])/1000" office:value-type="float" office:value="47.7543396" calcext:value-type="float">
            <text:p>47.7543396</text:p>
          </table:table-cell>
          <table:table-cell table:formula="of:=[.$T$2]/[.$S$2]*SUM([.$AN$2:.AN17])/1000+[.$AH$32]" office:value-type="float" office:value="25.078624" calcext:value-type="float">
            <text:p>25.078624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5000" calcext:value-type="float">
            <text:p>45000</text:p>
          </table:table-cell>
          <table:table-cell office:value-type="float" office:value="454.5" calcext:value-type="float">
            <text:p>454.5</text:p>
          </table:table-cell>
          <table:table-cell table:formula="of:=SUM([.$C$2:.C18])/1000" office:value-type="float" office:value="4.651959" calcext:value-type="float">
            <text:p>4.65195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1700" calcext:value-type="float">
            <text:p>51700</text:p>
          </table:table-cell>
          <table:table-cell office:value-type="float" office:value="522.17" calcext:value-type="float">
            <text:p>522.17</text:p>
          </table:table-cell>
          <table:table-cell table:formula="of:=[.$D$31]+SUM([.$J$2:.J18])/1000" office:value-type="float" office:value="15.0478486" calcext:value-type="float">
            <text:p>15.047848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2416" calcext:value-type="float">
            <text:p>52416</text:p>
          </table:table-cell>
          <table:table-cell office:value-type="float" office:value="445.536" calcext:value-type="float">
            <text:p>445.536</text:p>
          </table:table-cell>
          <table:table-cell table:formula="of:=[.$K$32]+SUM([.$P$2:.P18])/1000" office:value-type="float" office:value="24.4952116" calcext:value-type="float">
            <text:p>24.4952116</text:p>
          </table:table-cell>
          <table:table-cell table:formula="of:=[.$T$2]/[.$S$2]*SUM([.$P$8:.P18])/1000" office:value-type="float" office:value="3.18768" calcext:value-type="float">
            <text:p>3.1876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2800" calcext:value-type="float">
            <text:p>52800</text:p>
          </table:table-cell>
          <table:table-cell office:value-type="float" office:value="448.8" calcext:value-type="float">
            <text:p>448.8</text:p>
          </table:table-cell>
          <table:table-cell table:formula="of:=[.$Q$31]+SUM([.$X$2:.X18])/1000" office:value-type="float" office:value="33.2899236" calcext:value-type="float">
            <text:p>33.2899236</text:p>
          </table:table-cell>
          <table:table-cell table:formula="of:=[.$T$2]/[.$S$2]*SUM([.$X$2:.X18])/1000+[.$R$31]" office:value-type="float" office:value="11.465056" calcext:value-type="float">
            <text:p>11.46505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Y$32]+SUM([.$AF$2:.AF18])/1000" office:value-type="float" office:value="41.1931216" calcext:value-type="float">
            <text:p>41.1931216</text:p>
          </table:table-cell>
          <table:table-cell table:formula="of:=[.$T$2]/[.$S$2]*SUM([.$AF$2:.AF18])/1000+[.$Z$32]" office:value-type="float" office:value="18.90336" calcext:value-type="float">
            <text:p>18.9033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G$32]+SUM([.$AN$2:.AN18])/1000" office:value-type="float" office:value="47.7543396" calcext:value-type="float">
            <text:p>47.7543396</text:p>
          </table:table-cell>
          <table:table-cell table:formula="of:=[.$T$2]/[.$S$2]*SUM([.$AN$2:.AN18])/1000+[.$AH$32]" office:value-type="float" office:value="25.078624" calcext:value-type="float">
            <text:p>25.078624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8500" calcext:value-type="float">
            <text:p>48500</text:p>
          </table:table-cell>
          <table:table-cell office:value-type="float" office:value="489.85" calcext:value-type="float">
            <text:p>489.85</text:p>
          </table:table-cell>
          <table:table-cell table:formula="of:=SUM([.$C$2:.C19])/1000" office:value-type="float" office:value="5.141809" calcext:value-type="float">
            <text:p>5.14180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$31]+SUM([.$J$2:.J19])/1000" office:value-type="float" office:value="15.0478486" calcext:value-type="float">
            <text:p>15.047848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2380" calcext:value-type="float">
            <text:p>52380</text:p>
          </table:table-cell>
          <table:table-cell office:value-type="float" office:value="445.23" calcext:value-type="float">
            <text:p>445.23</text:p>
          </table:table-cell>
          <table:table-cell table:formula="of:=[.$K$32]+SUM([.$P$2:.P19])/1000" office:value-type="float" office:value="24.9404416" calcext:value-type="float">
            <text:p>24.9404416</text:p>
          </table:table-cell>
          <table:table-cell table:formula="of:=[.$T$2]/[.$S$2]*SUM([.$P$8:.P19])/1000" office:value-type="float" office:value="3.60672" calcext:value-type="float">
            <text:p>3.6067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3000" calcext:value-type="float">
            <text:p>53000</text:p>
          </table:table-cell>
          <table:table-cell office:value-type="float" office:value="450.5" calcext:value-type="float">
            <text:p>450.5</text:p>
          </table:table-cell>
          <table:table-cell table:formula="of:=[.$Q$31]+SUM([.$X$2:.X19])/1000" office:value-type="float" office:value="33.7404236" calcext:value-type="float">
            <text:p>33.7404236</text:p>
          </table:table-cell>
          <table:table-cell table:formula="of:=[.$T$2]/[.$S$2]*SUM([.$X$2:.X19])/1000+[.$R$31]" office:value-type="float" office:value="11.889056" calcext:value-type="float">
            <text:p>11.88905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Y$32]+SUM([.$AF$2:.AF19])/1000" office:value-type="float" office:value="41.1931216" calcext:value-type="float">
            <text:p>41.1931216</text:p>
          </table:table-cell>
          <table:table-cell table:formula="of:=[.$T$2]/[.$S$2]*SUM([.$AF$2:.AF19])/1000+[.$Z$32]" office:value-type="float" office:value="18.90336" calcext:value-type="float">
            <text:p>18.9033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G$32]+SUM([.$AN$2:.AN19])/1000" office:value-type="float" office:value="47.7543396" calcext:value-type="float">
            <text:p>47.7543396</text:p>
          </table:table-cell>
          <table:table-cell table:formula="of:=[.$T$2]/[.$S$2]*SUM([.$AN$2:.AN19])/1000+[.$AH$32]" office:value-type="float" office:value="25.078624" calcext:value-type="float">
            <text:p>25.078624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$C$2:.C20])/1000" office:value-type="float" office:value="5.141809" calcext:value-type="float">
            <text:p>5.14180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$31]+SUM([.$J$2:.J20])/1000" office:value-type="float" office:value="15.0478486" calcext:value-type="float">
            <text:p>15.047848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2380" calcext:value-type="float">
            <text:p>52380</text:p>
          </table:table-cell>
          <table:table-cell office:value-type="float" office:value="445.23" calcext:value-type="float">
            <text:p>445.23</text:p>
          </table:table-cell>
          <table:table-cell table:formula="of:=[.$K$32]+SUM([.$P$2:.P20])/1000" office:value-type="float" office:value="25.3856716" calcext:value-type="float">
            <text:p>25.3856716</text:p>
          </table:table-cell>
          <table:table-cell table:formula="of:=[.$T$2]/[.$S$2]*SUM([.$P$8:.P20])/1000" office:value-type="float" office:value="4.02576" calcext:value-type="float">
            <text:p>4.02576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53000" calcext:value-type="float">
            <text:p>53000</text:p>
          </table:table-cell>
          <table:table-cell office:value-type="float" office:value="450.5" calcext:value-type="float">
            <text:p>450.5</text:p>
          </table:table-cell>
          <table:table-cell table:formula="of:=[.$Q$31]+SUM([.$X$2:.X20])/1000" office:value-type="float" office:value="34.1909236" calcext:value-type="float">
            <text:p>34.1909236</text:p>
          </table:table-cell>
          <table:table-cell table:formula="of:=[.$T$2]/[.$S$2]*SUM([.$X$2:.X20])/1000+[.$R$31]" office:value-type="float" office:value="12.313056" calcext:value-type="float">
            <text:p>12.313056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53064" calcext:value-type="float">
            <text:p>53064</text:p>
          </table:table-cell>
          <table:table-cell office:value-type="float" office:value="451.044" calcext:value-type="float">
            <text:p>451.044</text:p>
          </table:table-cell>
          <table:table-cell table:formula="of:=[.$Y$32]+SUM([.$AF$2:.AF20])/1000" office:value-type="float" office:value="41.6441656" calcext:value-type="float">
            <text:p>41.6441656</text:p>
          </table:table-cell>
          <table:table-cell table:formula="of:=[.$T$2]/[.$S$2]*SUM([.$AF$2:.AF20])/1000+[.$Z$32]" office:value-type="float" office:value="19.327872" calcext:value-type="float">
            <text:p>19.32787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G$32]+SUM([.$AN$2:.AN20])/1000" office:value-type="float" office:value="47.7543396" calcext:value-type="float">
            <text:p>47.7543396</text:p>
          </table:table-cell>
          <table:table-cell table:formula="of:=[.$T$2]/[.$S$2]*SUM([.$AN$2:.AN20])/1000+[.$AH$32]" office:value-type="float" office:value="25.078624" calcext:value-type="float">
            <text:p>25.078624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$C$2:.C21])/1000" office:value-type="float" office:value="5.141809" calcext:value-type="float">
            <text:p>5.14180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50500" calcext:value-type="float">
            <text:p>50500</text:p>
          </table:table-cell>
          <table:table-cell office:value-type="float" office:value="510.05" calcext:value-type="float">
            <text:p>510.05</text:p>
          </table:table-cell>
          <table:table-cell table:formula="of:=[.$D$31]+SUM([.$J$2:.J21])/1000" office:value-type="float" office:value="15.5578986" calcext:value-type="float">
            <text:p>15.557898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K$32]+SUM([.$P$2:.P21])/1000" office:value-type="float" office:value="25.3856716" calcext:value-type="float">
            <text:p>25.3856716</text:p>
          </table:table-cell>
          <table:table-cell table:formula="of:=[.$T$2]/[.$S$2]*SUM([.$P$8:.P21])/1000" office:value-type="float" office:value="4.02576" calcext:value-type="float">
            <text:p>4.0257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Q$31]+SUM([.$X$2:.X21])/1000" office:value-type="float" office:value="34.1909236" calcext:value-type="float">
            <text:p>34.1909236</text:p>
          </table:table-cell>
          <table:table-cell table:formula="of:=[.$T$2]/[.$S$2]*SUM([.$X$2:.X21])/1000+[.$R$31]" office:value-type="float" office:value="12.313056" calcext:value-type="float">
            <text:p>12.31305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50184" calcext:value-type="float">
            <text:p>50184</text:p>
          </table:table-cell>
          <table:table-cell office:value-type="float" office:value="426.564" calcext:value-type="float">
            <text:p>426.564</text:p>
          </table:table-cell>
          <table:table-cell table:formula="of:=[.$Y$32]+SUM([.$AF$2:.AF21])/1000" office:value-type="float" office:value="42.0707296" calcext:value-type="float">
            <text:p>42.0707296</text:p>
          </table:table-cell>
          <table:table-cell table:formula="of:=[.$T$2]/[.$S$2]*SUM([.$AF$2:.AF21])/1000+[.$Z$32]" office:value-type="float" office:value="19.729344" calcext:value-type="float">
            <text:p>19.72934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G$32]+SUM([.$AN$2:.AN21])/1000" office:value-type="float" office:value="47.7543396" calcext:value-type="float">
            <text:p>47.7543396</text:p>
          </table:table-cell>
          <table:table-cell table:formula="of:=[.$T$2]/[.$S$2]*SUM([.$AN$2:.AN21])/1000+[.$AH$32]" office:value-type="float" office:value="25.078624" calcext:value-type="float">
            <text:p>25.078624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$C$2:.C22])/1000" office:value-type="float" office:value="5.141809" calcext:value-type="float">
            <text:p>5.141809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2000" calcext:value-type="float">
            <text:p>52000</text:p>
          </table:table-cell>
          <table:table-cell office:value-type="float" office:value="525.2" calcext:value-type="float">
            <text:p>525.2</text:p>
          </table:table-cell>
          <table:table-cell table:formula="of:=[.$D$31]+SUM([.$J$2:.J22])/1000" office:value-type="float" office:value="16.0830986" calcext:value-type="float">
            <text:p>16.083098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3100" calcext:value-type="float">
            <text:p>53100</text:p>
          </table:table-cell>
          <table:table-cell office:value-type="float" office:value="451.35" calcext:value-type="float">
            <text:p>451.35</text:p>
          </table:table-cell>
          <table:table-cell table:formula="of:=[.$K$32]+SUM([.$P$2:.P22])/1000" office:value-type="float" office:value="25.8370216" calcext:value-type="float">
            <text:p>25.8370216</text:p>
          </table:table-cell>
          <table:table-cell table:formula="of:=[.$T$2]/[.$S$2]*SUM([.$P$8:.P22])/1000" office:value-type="float" office:value="4.45056" calcext:value-type="float">
            <text:p>4.45056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Q$31]+SUM([.$X$2:.X22])/1000" office:value-type="float" office:value="34.1909236" calcext:value-type="float">
            <text:p>34.1909236</text:p>
          </table:table-cell>
          <table:table-cell table:formula="of:=[.$T$2]/[.$S$2]*SUM([.$X$2:.X22])/1000+[.$R$31]" office:value-type="float" office:value="12.313056" calcext:value-type="float">
            <text:p>12.313056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2632" calcext:value-type="float">
            <text:p>52632</text:p>
          </table:table-cell>
          <table:table-cell office:value-type="float" office:value="447.372" calcext:value-type="float">
            <text:p>447.372</text:p>
          </table:table-cell>
          <table:table-cell table:formula="of:=[.$Y$32]+SUM([.$AF$2:.AF22])/1000" office:value-type="float" office:value="42.5181016" calcext:value-type="float">
            <text:p>42.5181016</text:p>
          </table:table-cell>
          <table:table-cell table:formula="of:=[.$T$2]/[.$S$2]*SUM([.$AF$2:.AF22])/1000+[.$Z$32]" office:value-type="float" office:value="20.1504" calcext:value-type="float">
            <text:p>20.150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G$32]+SUM([.$AN$2:.AN22])/1000" office:value-type="float" office:value="47.7543396" calcext:value-type="float">
            <text:p>47.7543396</text:p>
          </table:table-cell>
          <table:table-cell table:formula="of:=[.$T$2]/[.$S$2]*SUM([.$AN$2:.AN22])/1000+[.$AH$32]" office:value-type="float" office:value="25.078624" calcext:value-type="float">
            <text:p>25.078624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$C$2:.C23])/1000" office:value-type="float" office:value="5.141809" calcext:value-type="float">
            <text:p>5.141809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52200" calcext:value-type="float">
            <text:p>52200</text:p>
          </table:table-cell>
          <table:table-cell office:value-type="float" office:value="527.22" calcext:value-type="float">
            <text:p>527.22</text:p>
          </table:table-cell>
          <table:table-cell table:formula="of:=[.$D$31]+SUM([.$J$2:.J23])/1000" office:value-type="float" office:value="16.6103186" calcext:value-type="float">
            <text:p>16.610318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K$32]+SUM([.$P$2:.P23])/1000" office:value-type="float" office:value="25.8370216" calcext:value-type="float">
            <text:p>25.8370216</text:p>
          </table:table-cell>
          <table:table-cell table:formula="of:=[.$T$2]/[.$S$2]*SUM([.$P$8:.P23])/1000" office:value-type="float" office:value="4.45056" calcext:value-type="float">
            <text:p>4.4505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52800" calcext:value-type="float">
            <text:p>52800</text:p>
          </table:table-cell>
          <table:table-cell office:value-type="float" office:value="448.8" calcext:value-type="float">
            <text:p>448.8</text:p>
          </table:table-cell>
          <table:table-cell table:formula="of:=[.$Q$31]+SUM([.$X$2:.X23])/1000" office:value-type="float" office:value="34.6397236" calcext:value-type="float">
            <text:p>34.6397236</text:p>
          </table:table-cell>
          <table:table-cell table:formula="of:=[.$T$2]/[.$S$2]*SUM([.$X$2:.X23])/1000+[.$R$31]" office:value-type="float" office:value="12.735456" calcext:value-type="float">
            <text:p>12.73545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52992" calcext:value-type="float">
            <text:p>52992</text:p>
          </table:table-cell>
          <table:table-cell office:value-type="float" office:value="450.432" calcext:value-type="float">
            <text:p>450.432</text:p>
          </table:table-cell>
          <table:table-cell table:formula="of:=[.$Y$32]+SUM([.$AF$2:.AF23])/1000" office:value-type="float" office:value="42.9685336" calcext:value-type="float">
            <text:p>42.9685336</text:p>
          </table:table-cell>
          <table:table-cell table:formula="of:=[.$T$2]/[.$S$2]*SUM([.$AF$2:.AF23])/1000+[.$Z$32]" office:value-type="float" office:value="20.574336" calcext:value-type="float">
            <text:p>20.57433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G$32]+SUM([.$AN$2:.AN23])/1000" office:value-type="float" office:value="47.7543396" calcext:value-type="float">
            <text:p>47.7543396</text:p>
          </table:table-cell>
          <table:table-cell table:formula="of:=[.$T$2]/[.$S$2]*SUM([.$AN$2:.AN23])/1000+[.$AH$32]" office:value-type="float" office:value="25.078624" calcext:value-type="float">
            <text:p>25.078624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6800" calcext:value-type="float">
            <text:p>46800</text:p>
          </table:table-cell>
          <table:table-cell office:value-type="float" office:value="472.68" calcext:value-type="float">
            <text:p>472.68</text:p>
          </table:table-cell>
          <table:table-cell table:formula="of:=SUM([.$C$2:.C24])/1000" office:value-type="float" office:value="5.614489" calcext:value-type="float">
            <text:p>5.614489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51800" calcext:value-type="float">
            <text:p>51800</text:p>
          </table:table-cell>
          <table:table-cell office:value-type="float" office:value="523.18" calcext:value-type="float">
            <text:p>523.18</text:p>
          </table:table-cell>
          <table:table-cell table:formula="of:=[.$D$31]+SUM([.$J$2:.J24])/1000" office:value-type="float" office:value="17.1334986" calcext:value-type="float">
            <text:p>17.133498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K$32]+SUM([.$P$2:.P24])/1000" office:value-type="float" office:value="25.8370216" calcext:value-type="float">
            <text:p>25.8370216</text:p>
          </table:table-cell>
          <table:table-cell table:formula="of:=[.$T$2]/[.$S$2]*SUM([.$P$8:.P24])/1000" office:value-type="float" office:value="4.45056" calcext:value-type="float">
            <text:p>4.45056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53400" calcext:value-type="float">
            <text:p>53400</text:p>
          </table:table-cell>
          <table:table-cell office:value-type="float" office:value="453.9" calcext:value-type="float">
            <text:p>453.9</text:p>
          </table:table-cell>
          <table:table-cell table:formula="of:=[.$Q$31]+SUM([.$X$2:.X24])/1000" office:value-type="float" office:value="35.0936236" calcext:value-type="float">
            <text:p>35.0936236</text:p>
          </table:table-cell>
          <table:table-cell table:formula="of:=[.$T$2]/[.$S$2]*SUM([.$X$2:.X24])/1000+[.$R$31]" office:value-type="float" office:value="13.162656" calcext:value-type="float">
            <text:p>13.162656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52000" calcext:value-type="float">
            <text:p>52000</text:p>
          </table:table-cell>
          <table:table-cell office:value-type="float" office:value="442" calcext:value-type="float">
            <text:p>442</text:p>
          </table:table-cell>
          <table:table-cell table:formula="of:=[.$Y$32]+SUM([.$AF$2:.AF24])/1000" office:value-type="float" office:value="43.4105336" calcext:value-type="float">
            <text:p>43.4105336</text:p>
          </table:table-cell>
          <table:table-cell table:formula="of:=[.$T$2]/[.$S$2]*SUM([.$AF$2:.AF24])/1000+[.$Z$32]" office:value-type="float" office:value="20.990336" calcext:value-type="float">
            <text:p>20.990336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G$32]+SUM([.$AN$2:.AN24])/1000" office:value-type="float" office:value="47.7543396" calcext:value-type="float">
            <text:p>47.7543396</text:p>
          </table:table-cell>
          <table:table-cell table:formula="of:=[.$T$2]/[.$S$2]*SUM([.$AN$2:.AN24])/1000+[.$AH$32]" office:value-type="float" office:value="25.078624" calcext:value-type="float">
            <text:p>25.078624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8100" calcext:value-type="float">
            <text:p>48100</text:p>
          </table:table-cell>
          <table:table-cell office:value-type="float" office:value="485.81" calcext:value-type="float">
            <text:p>485.81</text:p>
          </table:table-cell>
          <table:table-cell table:formula="of:=SUM([.$C$2:.C25])/1000" office:value-type="float" office:value="6.100299" calcext:value-type="float">
            <text:p>6.10029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51840" calcext:value-type="float">
            <text:p>51840</text:p>
          </table:table-cell>
          <table:table-cell office:value-type="float" office:value="523.584" calcext:value-type="float">
            <text:p>523.584</text:p>
          </table:table-cell>
          <table:table-cell table:formula="of:=[.$D$31]+SUM([.$J$2:.J25])/1000" office:value-type="float" office:value="17.6570826" calcext:value-type="float">
            <text:p>17.657082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52560" calcext:value-type="float">
            <text:p>52560</text:p>
          </table:table-cell>
          <table:table-cell office:value-type="float" office:value="446.76" calcext:value-type="float">
            <text:p>446.76</text:p>
          </table:table-cell>
          <table:table-cell table:formula="of:=[.$K$32]+SUM([.$P$2:.P25])/1000" office:value-type="float" office:value="26.2837816" calcext:value-type="float">
            <text:p>26.2837816</text:p>
          </table:table-cell>
          <table:table-cell table:formula="of:=[.$T$2]/[.$S$2]*SUM([.$P$8:.P25])/1000" office:value-type="float" office:value="4.87104" calcext:value-type="float">
            <text:p>4.8710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52992" calcext:value-type="float">
            <text:p>52992</text:p>
          </table:table-cell>
          <table:table-cell office:value-type="float" office:value="450.432" calcext:value-type="float">
            <text:p>450.432</text:p>
          </table:table-cell>
          <table:table-cell table:formula="of:=[.$Q$31]+SUM([.$X$2:.X25])/1000" office:value-type="float" office:value="35.5440556" calcext:value-type="float">
            <text:p>35.5440556</text:p>
          </table:table-cell>
          <table:table-cell table:formula="of:=[.$T$2]/[.$S$2]*SUM([.$X$2:.X25])/1000+[.$R$31]" office:value-type="float" office:value="13.586592" calcext:value-type="float">
            <text:p>13.58659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52000" calcext:value-type="float">
            <text:p>52000</text:p>
          </table:table-cell>
          <table:table-cell office:value-type="float" office:value="442" calcext:value-type="float">
            <text:p>442</text:p>
          </table:table-cell>
          <table:table-cell table:formula="of:=[.$Y$32]+SUM([.$AF$2:.AF25])/1000" office:value-type="float" office:value="43.8525336" calcext:value-type="float">
            <text:p>43.8525336</text:p>
          </table:table-cell>
          <table:table-cell table:formula="of:=[.$T$2]/[.$S$2]*SUM([.$AF$2:.AF25])/1000+[.$Z$32]" office:value-type="float" office:value="21.406336" calcext:value-type="float">
            <text:p>21.406336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G$32]+SUM([.$AN$2:.AN25])/1000" office:value-type="float" office:value="47.7543396" calcext:value-type="float">
            <text:p>47.7543396</text:p>
          </table:table-cell>
          <table:table-cell table:formula="of:=[.$T$2]/[.$S$2]*SUM([.$AN$2:.AN25])/1000+[.$AH$32]" office:value-type="float" office:value="25.078624" calcext:value-type="float">
            <text:p>25.078624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3700" calcext:value-type="float">
            <text:p>43700</text:p>
          </table:table-cell>
          <table:table-cell office:value-type="float" office:value="441.37" calcext:value-type="float">
            <text:p>441.37</text:p>
          </table:table-cell>
          <table:table-cell table:formula="of:=SUM([.$C$2:.C26])/1000" office:value-type="float" office:value="6.541669" calcext:value-type="float">
            <text:p>6.54166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$31]+SUM([.$J$2:.J26])/1000" office:value-type="float" office:value="17.6570826" calcext:value-type="float">
            <text:p>17.657082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K$32]+SUM([.$P$2:.P26])/1000" office:value-type="float" office:value="26.2837816" calcext:value-type="float">
            <text:p>26.2837816</text:p>
          </table:table-cell>
          <table:table-cell table:formula="of:=[.$T$2]/[.$S$2]*SUM([.$P$8:.P26])/1000" office:value-type="float" office:value="4.87104" calcext:value-type="float">
            <text:p>4.87104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52992" calcext:value-type="float">
            <text:p>52992</text:p>
          </table:table-cell>
          <table:table-cell office:value-type="float" office:value="450.432" calcext:value-type="float">
            <text:p>450.432</text:p>
          </table:table-cell>
          <table:table-cell table:formula="of:=[.$Q$31]+SUM([.$X$2:.X26])/1000" office:value-type="float" office:value="35.9944876" calcext:value-type="float">
            <text:p>35.9944876</text:p>
          </table:table-cell>
          <table:table-cell table:formula="of:=[.$T$2]/[.$S$2]*SUM([.$X$2:.X26])/1000+[.$R$31]" office:value-type="float" office:value="14.010528" calcext:value-type="float">
            <text:p>14.010528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Y$32]+SUM([.$AF$2:.AF26])/1000" office:value-type="float" office:value="43.8525336" calcext:value-type="float">
            <text:p>43.8525336</text:p>
          </table:table-cell>
          <table:table-cell table:formula="of:=[.$T$2]/[.$S$2]*SUM([.$AF$2:.AF26])/1000+[.$Z$32]" office:value-type="float" office:value="21.406336" calcext:value-type="float">
            <text:p>21.40633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G$32]+SUM([.$AN$2:.AN26])/1000" office:value-type="float" office:value="47.7543396" calcext:value-type="float">
            <text:p>47.7543396</text:p>
          </table:table-cell>
          <table:table-cell table:formula="of:=[.$T$2]/[.$S$2]*SUM([.$AN$2:.AN26])/1000+[.$AH$32]" office:value-type="float" office:value="25.078624" calcext:value-type="float">
            <text:p>25.078624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8024" calcext:value-type="float">
            <text:p>48024</text:p>
          </table:table-cell>
          <table:table-cell office:value-type="float" office:value="485.0424" calcext:value-type="float">
            <text:p>485.0424</text:p>
          </table:table-cell>
          <table:table-cell table:formula="of:=SUM([.$C$2:.C27])/1000" office:value-type="float" office:value="7.0267114" calcext:value-type="float">
            <text:p>7.0267114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$31]+SUM([.$J$2:.J27])/1000" office:value-type="float" office:value="17.6570826" calcext:value-type="float">
            <text:p>17.65708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5150" calcext:value-type="float">
            <text:p>55150</text:p>
          </table:table-cell>
          <table:table-cell office:value-type="float" office:value="468.775" calcext:value-type="float">
            <text:p>468.775</text:p>
          </table:table-cell>
          <table:table-cell table:formula="of:=[.$K$32]+SUM([.$P$2:.P27])/1000" office:value-type="float" office:value="26.7525566" calcext:value-type="float">
            <text:p>26.7525566</text:p>
          </table:table-cell>
          <table:table-cell table:formula="of:=[.$T$2]/[.$S$2]*SUM([.$P$8:.P27])/1000" office:value-type="float" office:value="5.31224" calcext:value-type="float">
            <text:p>5.31224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50436" calcext:value-type="float">
            <text:p>50436</text:p>
          </table:table-cell>
          <table:table-cell office:value-type="float" office:value="428.706" calcext:value-type="float">
            <text:p>428.706</text:p>
          </table:table-cell>
          <table:table-cell table:formula="of:=[.$Q$31]+SUM([.$X$2:.X27])/1000" office:value-type="float" office:value="36.4231936" calcext:value-type="float">
            <text:p>36.4231936</text:p>
          </table:table-cell>
          <table:table-cell table:formula="of:=[.$T$2]/[.$S$2]*SUM([.$X$2:.X27])/1000+[.$R$31]" office:value-type="float" office:value="14.414016" calcext:value-type="float">
            <text:p>14.41401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36072" calcext:value-type="float">
            <text:p>36072</text:p>
          </table:table-cell>
          <table:table-cell office:value-type="float" office:value="306.612" calcext:value-type="float">
            <text:p>306.612</text:p>
          </table:table-cell>
          <table:table-cell table:formula="of:=[.$Y$32]+SUM([.$AF$2:.AF27])/1000" office:value-type="float" office:value="44.1591456" calcext:value-type="float">
            <text:p>44.1591456</text:p>
          </table:table-cell>
          <table:table-cell table:formula="of:=[.$T$2]/[.$S$2]*SUM([.$AF$2:.AF27])/1000+[.$Z$32]" office:value-type="float" office:value="21.694912" calcext:value-type="float">
            <text:p>21.694912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G$32]+SUM([.$AN$2:.AN27])/1000" office:value-type="float" office:value="47.7543396" calcext:value-type="float">
            <text:p>47.7543396</text:p>
          </table:table-cell>
          <table:table-cell table:formula="of:=[.$T$2]/[.$S$2]*SUM([.$AN$2:.AN27])/1000+[.$AH$32]" office:value-type="float" office:value="25.078624" calcext:value-type="float">
            <text:p>25.078624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$C$2:.C28])/1000" office:value-type="float" office:value="7.0267114" calcext:value-type="float">
            <text:p>7.0267114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51770" calcext:value-type="float">
            <text:p>51770</text:p>
          </table:table-cell>
          <table:table-cell office:value-type="float" office:value="522.877" calcext:value-type="float">
            <text:p>522.877</text:p>
          </table:table-cell>
          <table:table-cell table:formula="of:=[.$D$31]+SUM([.$J$2:.J28])/1000" office:value-type="float" office:value="18.1799596" calcext:value-type="float">
            <text:p>18.179959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52450" calcext:value-type="float">
            <text:p>52450</text:p>
          </table:table-cell>
          <table:table-cell office:value-type="float" office:value="445.825" calcext:value-type="float">
            <text:p>445.825</text:p>
          </table:table-cell>
          <table:table-cell table:formula="of:=[.$K$32]+SUM([.$P$2:.P28])/1000" office:value-type="float" office:value="27.1983816" calcext:value-type="float">
            <text:p>27.1983816</text:p>
          </table:table-cell>
          <table:table-cell table:formula="of:=[.$T$2]/[.$S$2]*SUM([.$P$8:.P28])/1000" office:value-type="float" office:value="5.73184" calcext:value-type="float">
            <text:p>5.73184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Q$31]+SUM([.$X$2:.X28])/1000" office:value-type="float" office:value="36.4231936" calcext:value-type="float">
            <text:p>36.4231936</text:p>
          </table:table-cell>
          <table:table-cell table:formula="of:=[.$T$2]/[.$S$2]*SUM([.$X$2:.X28])/1000+[.$R$31]" office:value-type="float" office:value="14.414016" calcext:value-type="float">
            <text:p>14.414016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52992" calcext:value-type="float">
            <text:p>52992</text:p>
          </table:table-cell>
          <table:table-cell office:value-type="float" office:value="450.432" calcext:value-type="float">
            <text:p>450.432</text:p>
          </table:table-cell>
          <table:table-cell table:formula="of:=[.$Y$32]+SUM([.$AF$2:.AF28])/1000" office:value-type="float" office:value="44.6095776" calcext:value-type="float">
            <text:p>44.6095776</text:p>
          </table:table-cell>
          <table:table-cell table:formula="of:=[.$T$2]/[.$S$2]*SUM([.$AF$2:.AF28])/1000+[.$Z$32]" office:value-type="float" office:value="22.118848" calcext:value-type="float">
            <text:p>22.11884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G$32]+SUM([.$AN$2:.AN28])/1000" office:value-type="float" office:value="47.7543396" calcext:value-type="float">
            <text:p>47.7543396</text:p>
          </table:table-cell>
          <table:table-cell table:formula="of:=[.$T$2]/[.$S$2]*SUM([.$AN$2:.AN28])/1000+[.$AH$32]" office:value-type="float" office:value="25.078624" calcext:value-type="float">
            <text:p>25.078624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$C$2:.C29])/1000" office:value-type="float" office:value="7.0267114" calcext:value-type="float">
            <text:p>7.0267114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9820" calcext:value-type="float">
            <text:p>49820</text:p>
          </table:table-cell>
          <table:table-cell office:value-type="float" office:value="503.182" calcext:value-type="float">
            <text:p>503.182</text:p>
          </table:table-cell>
          <table:table-cell table:formula="of:=[.$D$31]+SUM([.$J$2:.J29])/1000" office:value-type="float" office:value="18.6831416" calcext:value-type="float">
            <text:p>18.683141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9752" calcext:value-type="float">
            <text:p>49752</text:p>
          </table:table-cell>
          <table:table-cell office:value-type="float" office:value="422.892" calcext:value-type="float">
            <text:p>422.892</text:p>
          </table:table-cell>
          <table:table-cell table:formula="of:=[.$K$32]+SUM([.$P$2:.P29])/1000" office:value-type="float" office:value="27.6212736" calcext:value-type="float">
            <text:p>27.6212736</text:p>
          </table:table-cell>
          <table:table-cell table:formula="of:=[.$T$2]/[.$S$2]*SUM([.$P$8:.P29])/1000" office:value-type="float" office:value="6.129856" calcext:value-type="float">
            <text:p>6.129856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Q$31]+SUM([.$X$2:.X29])/1000" office:value-type="float" office:value="36.4231936" calcext:value-type="float">
            <text:p>36.4231936</text:p>
          </table:table-cell>
          <table:table-cell table:formula="of:=[.$T$2]/[.$S$2]*SUM([.$X$2:.X29])/1000+[.$R$31]" office:value-type="float" office:value="14.414016" calcext:value-type="float">
            <text:p>14.414016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52992" calcext:value-type="float">
            <text:p>52992</text:p>
          </table:table-cell>
          <table:table-cell office:value-type="float" office:value="450.432" calcext:value-type="float">
            <text:p>450.432</text:p>
          </table:table-cell>
          <table:table-cell table:formula="of:=[.$Y$32]+SUM([.$AF$2:.AF29])/1000" office:value-type="float" office:value="45.0600096" calcext:value-type="float">
            <text:p>45.0600096</text:p>
          </table:table-cell>
          <table:table-cell table:formula="of:=[.$T$2]/[.$S$2]*SUM([.$AF$2:.AF29])/1000+[.$Z$32]" office:value-type="float" office:value="22.542784" calcext:value-type="float">
            <text:p>22.542784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G$32]+SUM([.$AN$2:.AN29])/1000" office:value-type="float" office:value="47.7543396" calcext:value-type="float">
            <text:p>47.7543396</text:p>
          </table:table-cell>
          <table:table-cell table:formula="of:=[.$T$2]/[.$S$2]*SUM([.$AN$2:.AN29])/1000+[.$AH$32]" office:value-type="float" office:value="25.078624" calcext:value-type="float">
            <text:p>25.078624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89172" calcext:value-type="float">
            <text:p>89172</text:p>
          </table:table-cell>
          <table:table-cell office:value-type="float" office:value="900.6372" calcext:value-type="float">
            <text:p>900.6372</text:p>
          </table:table-cell>
          <table:table-cell table:formula="of:=SUM([.$C$2:.C30])/1000" office:value-type="float" office:value="7.9273486" calcext:value-type="float">
            <text:p>7.9273486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53500" calcext:value-type="float">
            <text:p>53500</text:p>
          </table:table-cell>
          <table:table-cell office:value-type="float" office:value="540.35" calcext:value-type="float">
            <text:p>540.35</text:p>
          </table:table-cell>
          <table:table-cell table:formula="of:=[.$D$31]+SUM([.$J$2:.J30])/1000" office:value-type="float" office:value="19.2234916" calcext:value-type="float">
            <text:p>19.223491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K$32]+SUM([.$P$2:.P30])/1000" office:value-type="float" office:value="27.6212736" calcext:value-type="float">
            <text:p>27.6212736</text:p>
          </table:table-cell>
          <table:table-cell table:formula="of:=[.$T$2]/[.$S$2]*SUM([.$P$8:.P30])/1000" office:value-type="float" office:value="6.129856" calcext:value-type="float">
            <text:p>6.129856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53028" calcext:value-type="float">
            <text:p>53028</text:p>
          </table:table-cell>
          <table:table-cell office:value-type="float" office:value="450.738" calcext:value-type="float">
            <text:p>450.738</text:p>
          </table:table-cell>
          <table:table-cell table:formula="of:=[.$Q$31]+SUM([.$X$2:.X30])/1000" office:value-type="float" office:value="36.8739316" calcext:value-type="float">
            <text:p>36.8739316</text:p>
          </table:table-cell>
          <table:table-cell table:formula="of:=[.$T$2]/[.$S$2]*SUM([.$X$2:.X30])/1000+[.$R$31]" office:value-type="float" office:value="14.83824" calcext:value-type="float">
            <text:p>14.83824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53028" calcext:value-type="float">
            <text:p>53028</text:p>
          </table:table-cell>
          <table:table-cell office:value-type="float" office:value="450.738" calcext:value-type="float">
            <text:p>450.738</text:p>
          </table:table-cell>
          <table:table-cell table:formula="of:=[.$Y$32]+SUM([.$AF$2:.AF30])/1000" office:value-type="float" office:value="45.5107476" calcext:value-type="float">
            <text:p>45.5107476</text:p>
          </table:table-cell>
          <table:table-cell table:formula="of:=[.$T$2]/[.$S$2]*SUM([.$AF$2:.AF30])/1000+[.$Z$32]" office:value-type="float" office:value="22.967008" calcext:value-type="float">
            <text:p>22.967008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G$32]+SUM([.$AN$2:.AN30])/1000" office:value-type="float" office:value="47.7543396" calcext:value-type="float">
            <text:p>47.7543396</text:p>
          </table:table-cell>
          <table:table-cell table:formula="of:=[.$T$2]/[.$S$2]*SUM([.$AN$2:.AN30])/1000+[.$AH$32]" office:value-type="float" office:value="25.078624" calcext:value-type="float">
            <text:p>25.078624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1200" calcext:value-type="float">
            <text:p>51200</text:p>
          </table:table-cell>
          <table:table-cell office:value-type="float" office:value="517.12" calcext:value-type="float">
            <text:p>517.12</text:p>
          </table:table-cell>
          <table:table-cell table:formula="of:=SUM([.$C$2:.C31])/1000" office:value-type="float" office:value="8.4444686" calcext:value-type="float">
            <text:p>8.444468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49500" calcext:value-type="float">
            <text:p>49500</text:p>
          </table:table-cell>
          <table:table-cell office:value-type="float" office:value="499.95" calcext:value-type="float">
            <text:p>499.95</text:p>
          </table:table-cell>
          <table:table-cell table:formula="of:=[.$D$31]+SUM([.$J$2:.J31])/1000" office:value-type="float" office:value="19.7234416" calcext:value-type="float">
            <text:p>19.723441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K$32]+SUM([.$P$2:.P31])/1000" office:value-type="float" office:value="27.6212736" calcext:value-type="float">
            <text:p>27.6212736</text:p>
          </table:table-cell>
          <table:table-cell table:formula="of:=[.$T$2]/[.$S$2]*SUM([.$P$8:.P31])/1000" office:value-type="float" office:value="6.129856" calcext:value-type="float">
            <text:p>6.12985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6072" calcext:value-type="float">
            <text:p>36072</text:p>
          </table:table-cell>
          <table:table-cell office:value-type="float" office:value="306.612" calcext:value-type="float">
            <text:p>306.612</text:p>
          </table:table-cell>
          <table:table-cell table:formula="of:=[.$Q$31]+SUM([.$X$2:.X31])/1000" office:value-type="float" office:value="37.1805436" calcext:value-type="float">
            <text:p>37.1805436</text:p>
          </table:table-cell>
          <table:table-cell table:formula="of:=[.$T$2]/[.$S$2]*SUM([.$X$2:.X31])/1000+[.$R$31]" office:value-type="float" office:value="15.126816" calcext:value-type="float">
            <text:p>15.12681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50364" calcext:value-type="float">
            <text:p>50364</text:p>
          </table:table-cell>
          <table:table-cell office:value-type="float" office:value="428.094" calcext:value-type="float">
            <text:p>428.094</text:p>
          </table:table-cell>
          <table:table-cell table:formula="of:=[.$Y$32]+SUM([.$AF$2:.AF31])/1000" office:value-type="float" office:value="45.9388416" calcext:value-type="float">
            <text:p>45.9388416</text:p>
          </table:table-cell>
          <table:table-cell table:formula="of:=[.$T$2]/[.$S$2]*SUM([.$AF$2:.AF31])/1000+[.$Z$32]" office:value-type="float" office:value="23.36992" calcext:value-type="float">
            <text:p>23.3699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G$32]+SUM([.$AN$2:.AN31])/1000" office:value-type="float" office:value="47.7543396" calcext:value-type="float">
            <text:p>47.7543396</text:p>
          </table:table-cell>
          <table:table-cell table:formula="of:=[.$T$2]/[.$S$2]*SUM([.$AN$2:.AN31])/1000+[.$AH$32]" office:value-type="float" office:value="25.078624" calcext:value-type="float">
            <text:p>25.078624</text:p>
          </table:table-cell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0600" calcext:value-type="float">
            <text:p>50600</text:p>
          </table:table-cell>
          <table:table-cell office:value-type="float" office:value="511.06" calcext:value-type="float">
            <text:p>511.06</text:p>
          </table:table-cell>
          <table:table-cell table:formula="of:=[.$D$31]+SUM([.$J$2:.J32])/1000" office:value-type="float" office:value="20.2345016" calcext:value-type="float">
            <text:p>20.2345016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office:value-type="float" office:value="31" calcext:value-type="float">
            <text:p>31</text:p>
          </table:table-cell>
          <table:table-cell office:value-type="float" office:value="54216" calcext:value-type="float">
            <text:p>54216</text:p>
          </table:table-cell>
          <table:table-cell office:value-type="float" office:value="460.836" calcext:value-type="float">
            <text:p>460.836</text:p>
          </table:table-cell>
          <table:table-cell table:formula="of:=[.$Q$31]+SUM([.$X$2:.X32])/1000" office:value-type="float" office:value="37.6413796" calcext:value-type="float">
            <text:p>37.6413796</text:p>
          </table:table-cell>
          <table:table-cell table:formula="of:=[.$T$2]/[.$S$2]*SUM([.$X$2:.X32])/1000+[.$R$31]" office:value-type="float" office:value="15.560544" calcext:value-type="float">
            <text:p>15.560544</text:p>
          </table:table-cell>
          <table:table-cell table:style-name="Default" table:number-columns-repeated="2"/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Y$32]+SUM([.$AF$2:.AF32])/1000" office:value-type="float" office:value="45.9388416" calcext:value-type="float">
            <text:p>45.9388416</text:p>
          </table:table-cell>
          <table:table-cell table:formula="of:=[.$T$2]/[.$S$2]*SUM([.$AF$2:.AF32])/1000+[.$Z$32]" office:value-type="float" office:value="23.36992" calcext:value-type="float">
            <text:p>23.36992</text:p>
          </table:table-cell>
          <table:table-cell table:style-name="Default" table:number-columns-repeated="2"/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G$32]+SUM([.$AN$2:.AN32])/1000" office:value-type="float" office:value="47.7543396" calcext:value-type="float">
            <text:p>47.7543396</text:p>
          </table:table-cell>
          <table:table-cell table:formula="of:=[.$T$2]/[.$S$2]*SUM([.$AN$2:.AN32])/1000+[.$AH$32]" office:value-type="float" office:value="25.078624" calcext:value-type="float">
            <text:p>25.078624</text:p>
          </table:table-cell>
          <table:table-cell table:style-name="Default" table:number-columns-repeated="2"/>
        </table:table-row>
      </table:table>
      <table:table table:name="roomTempDose" table:style-name="ta1">
        <table:table-column table:style-name="co1" table:default-cell-style-name="ce16"/>
        <table:table-column table:style-name="co1" table:default-cell-style-name="ce15"/>
        <table:table-row table:style-name="ro2">
          <table:table-cell office:value-type="date" office:date-value="2019-04-01" calcext:value-type="date">
            <text:p>01/04/20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9-04-02" calcext:value-type="date">
            <text:p>02/04/20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9-04-03" calcext:value-type="date">
            <text:p>03/04/2019</text:p>
          </table:table-cell>
          <table:table-cell office:value-type="float" office:value="0.1818" calcext:value-type="float">
            <text:p>0.1818</text:p>
          </table:table-cell>
        </table:table-row>
        <table:table-row table:style-name="ro2">
          <table:table-cell office:value-type="date" office:date-value="2019-04-04" calcext:value-type="date">
            <text:p>04/04/2019</text:p>
          </table:table-cell>
          <table:table-cell office:value-type="float" office:value="0.5454" calcext:value-type="float">
            <text:p>0.5454</text:p>
          </table:table-cell>
        </table:table-row>
        <table:table-row table:style-name="ro2">
          <table:table-cell office:value-type="date" office:date-value="2019-04-05" calcext:value-type="date">
            <text:p>05/04/2019</text:p>
          </table:table-cell>
          <table:table-cell office:value-type="float" office:value="0.908293" calcext:value-type="float">
            <text:p>0.908293</text:p>
          </table:table-cell>
        </table:table-row>
        <table:table-row table:style-name="ro2">
          <table:table-cell office:value-type="date" office:date-value="2019-04-06" calcext:value-type="date">
            <text:p>06/04/2019</text:p>
          </table:table-cell>
          <table:table-cell office:value-type="float" office:value="0.908293" calcext:value-type="float">
            <text:p>0.908293</text:p>
          </table:table-cell>
        </table:table-row>
        <table:table-row table:style-name="ro2">
          <table:table-cell office:value-type="date" office:date-value="2019-04-07" calcext:value-type="date">
            <text:p>07/04/2019</text:p>
          </table:table-cell>
          <table:table-cell office:value-type="float" office:value="0.908293" calcext:value-type="float">
            <text:p>0.908293</text:p>
          </table:table-cell>
        </table:table-row>
        <table:table-row table:style-name="ro2">
          <table:table-cell office:value-type="date" office:date-value="2019-04-08" calcext:value-type="date">
            <text:p>08/04/2019</text:p>
          </table:table-cell>
          <table:table-cell office:value-type="float" office:value="1.326029" calcext:value-type="float">
            <text:p>1.326029</text:p>
          </table:table-cell>
        </table:table-row>
        <table:table-row table:style-name="ro2">
          <table:table-cell office:value-type="date" office:date-value="2019-04-09" calcext:value-type="date">
            <text:p>09/04/2019</text:p>
          </table:table-cell>
          <table:table-cell office:value-type="float" office:value="1.802749" calcext:value-type="float">
            <text:p>1.802749</text:p>
          </table:table-cell>
        </table:table-row>
        <table:table-row table:style-name="ro2">
          <table:table-cell office:value-type="date" office:date-value="2019-04-10" calcext:value-type="date">
            <text:p>10/04/2019</text:p>
          </table:table-cell>
          <table:table-cell office:value-type="float" office:value="2.257249" calcext:value-type="float">
            <text:p>2.257249</text:p>
          </table:table-cell>
        </table:table-row>
        <table:table-row table:style-name="ro2">
          <table:table-cell office:value-type="date" office:date-value="2019-04-11" calcext:value-type="date">
            <text:p>11/04/2019</text:p>
          </table:table-cell>
          <table:table-cell office:value-type="float" office:value="2.723869" calcext:value-type="float">
            <text:p>2.723869</text:p>
          </table:table-cell>
        </table:table-row>
        <table:table-row table:style-name="ro2">
          <table:table-cell office:value-type="date" office:date-value="2019-04-12" calcext:value-type="date">
            <text:p>12/04/2019</text:p>
          </table:table-cell>
          <table:table-cell office:value-type="float" office:value="3.183419" calcext:value-type="float">
            <text:p>3.183419</text:p>
          </table:table-cell>
        </table:table-row>
        <table:table-row table:style-name="ro2">
          <table:table-cell office:value-type="date" office:date-value="2019-04-13" calcext:value-type="date">
            <text:p>13/04/2019</text:p>
          </table:table-cell>
          <table:table-cell office:value-type="float" office:value="3.183419" calcext:value-type="float">
            <text:p>3.183419</text:p>
          </table:table-cell>
        </table:table-row>
        <table:table-row table:style-name="ro2">
          <table:table-cell office:value-type="date" office:date-value="2019-04-14" calcext:value-type="date">
            <text:p>14/04/2019</text:p>
          </table:table-cell>
          <table:table-cell office:value-type="float" office:value="3.183419" calcext:value-type="float">
            <text:p>3.183419</text:p>
          </table:table-cell>
        </table:table-row>
        <table:table-row table:style-name="ro2">
          <table:table-cell office:value-type="date" office:date-value="2019-04-15" calcext:value-type="date">
            <text:p>15/04/2019</text:p>
          </table:table-cell>
          <table:table-cell office:value-type="float" office:value="3.690439" calcext:value-type="float">
            <text:p>3.690439</text:p>
          </table:table-cell>
        </table:table-row>
        <table:table-row table:style-name="ro2">
          <table:table-cell office:value-type="date" office:date-value="2019-04-16" calcext:value-type="date">
            <text:p>16/04/2019</text:p>
          </table:table-cell>
          <table:table-cell office:value-type="float" office:value="4.197459" calcext:value-type="float">
            <text:p>4.197459</text:p>
          </table:table-cell>
        </table:table-row>
        <table:table-row table:style-name="ro2">
          <table:table-cell office:value-type="date" office:date-value="2019-04-17" calcext:value-type="date">
            <text:p>17/04/2019</text:p>
          </table:table-cell>
          <table:table-cell office:value-type="float" office:value="4.651959" calcext:value-type="float">
            <text:p>4.651959</text:p>
          </table:table-cell>
        </table:table-row>
        <table:table-row table:style-name="ro2">
          <table:table-cell office:value-type="date" office:date-value="2019-04-18" calcext:value-type="date">
            <text:p>18/04/2019</text:p>
          </table:table-cell>
          <table:table-cell office:value-type="float" office:value="5.141809" calcext:value-type="float">
            <text:p>5.141809</text:p>
          </table:table-cell>
        </table:table-row>
        <table:table-row table:style-name="ro2">
          <table:table-cell office:value-type="date" office:date-value="2019-04-19" calcext:value-type="date">
            <text:p>19/04/2019</text:p>
          </table:table-cell>
          <table:table-cell office:value-type="float" office:value="5.141809" calcext:value-type="float">
            <text:p>5.141809</text:p>
          </table:table-cell>
        </table:table-row>
        <table:table-row table:style-name="ro2">
          <table:table-cell office:value-type="date" office:date-value="2019-04-20" calcext:value-type="date">
            <text:p>20/04/2019</text:p>
          </table:table-cell>
          <table:table-cell office:value-type="float" office:value="5.141809" calcext:value-type="float">
            <text:p>5.141809</text:p>
          </table:table-cell>
        </table:table-row>
        <table:table-row table:style-name="ro2">
          <table:table-cell office:value-type="date" office:date-value="2019-04-21" calcext:value-type="date">
            <text:p>21/04/2019</text:p>
          </table:table-cell>
          <table:table-cell office:value-type="float" office:value="5.141809" calcext:value-type="float">
            <text:p>5.141809</text:p>
          </table:table-cell>
        </table:table-row>
        <table:table-row table:style-name="ro2">
          <table:table-cell office:value-type="date" office:date-value="2019-04-22" calcext:value-type="date">
            <text:p>22/04/2019</text:p>
          </table:table-cell>
          <table:table-cell office:value-type="float" office:value="5.141809" calcext:value-type="float">
            <text:p>5.141809</text:p>
          </table:table-cell>
        </table:table-row>
        <table:table-row table:style-name="ro2">
          <table:table-cell office:value-type="date" office:date-value="2019-04-23" calcext:value-type="date">
            <text:p>23/04/2019</text:p>
          </table:table-cell>
          <table:table-cell office:value-type="float" office:value="5.614489" calcext:value-type="float">
            <text:p>5.614489</text:p>
          </table:table-cell>
        </table:table-row>
        <table:table-row table:style-name="ro2">
          <table:table-cell office:value-type="date" office:date-value="2019-04-24" calcext:value-type="date">
            <text:p>24/04/2019</text:p>
          </table:table-cell>
          <table:table-cell office:value-type="float" office:value="6.100299" calcext:value-type="float">
            <text:p>6.100299</text:p>
          </table:table-cell>
        </table:table-row>
        <table:table-row table:style-name="ro2">
          <table:table-cell office:value-type="date" office:date-value="2019-04-25" calcext:value-type="date">
            <text:p>25/04/2019</text:p>
          </table:table-cell>
          <table:table-cell office:value-type="float" office:value="6.541669" calcext:value-type="float">
            <text:p>6.541669</text:p>
          </table:table-cell>
        </table:table-row>
        <table:table-row table:style-name="ro2">
          <table:table-cell office:value-type="date" office:date-value="2019-04-26" calcext:value-type="date">
            <text:p>26/04/2019</text:p>
          </table:table-cell>
          <table:table-cell office:value-type="float" office:value="7.0267114" calcext:value-type="float">
            <text:p>7.0267114</text:p>
          </table:table-cell>
        </table:table-row>
        <table:table-row table:style-name="ro2">
          <table:table-cell office:value-type="date" office:date-value="2019-04-27" calcext:value-type="date">
            <text:p>27/04/2019</text:p>
          </table:table-cell>
          <table:table-cell office:value-type="float" office:value="7.0267114" calcext:value-type="float">
            <text:p>7.0267114</text:p>
          </table:table-cell>
        </table:table-row>
        <table:table-row table:style-name="ro2">
          <table:table-cell office:value-type="date" office:date-value="2019-04-28" calcext:value-type="date">
            <text:p>28/04/2019</text:p>
          </table:table-cell>
          <table:table-cell office:value-type="float" office:value="7.0267114" calcext:value-type="float">
            <text:p>7.0267114</text:p>
          </table:table-cell>
        </table:table-row>
        <table:table-row table:style-name="ro2">
          <table:table-cell office:value-type="date" office:date-value="2019-04-29" calcext:value-type="date">
            <text:p>29/04/2019</text:p>
          </table:table-cell>
          <table:table-cell office:value-type="float" office:value="7.9273486" calcext:value-type="float">
            <text:p>7.9273486</text:p>
          </table:table-cell>
        </table:table-row>
        <table:table-row table:style-name="ro2">
          <table:table-cell office:value-type="date" office:date-value="2019-04-30" calcext:value-type="date">
            <text:p>30/04/2019</text:p>
          </table:table-cell>
          <table:table-cell office:value-type="float" office:value="8.4444686" calcext:value-type="float">
            <text:p>8.4444686</text:p>
          </table:table-cell>
        </table:table-row>
        <table:table-row table:style-name="ro2">
          <table:table-cell office:value-type="date" office:date-value="2019-05-01" calcext:value-type="date">
            <text:p>01/05/2019</text:p>
          </table:table-cell>
          <table:table-cell office:value-type="float" office:value="8.4444686" calcext:value-type="float">
            <text:p>8.4444686</text:p>
          </table:table-cell>
        </table:table-row>
        <table:table-row table:style-name="ro2">
          <table:table-cell office:value-type="date" office:date-value="2019-05-02" calcext:value-type="date">
            <text:p>02/05/2019</text:p>
          </table:table-cell>
          <table:table-cell office:value-type="float" office:value="8.9636086" calcext:value-type="float">
            <text:p>8.9636086</text:p>
          </table:table-cell>
        </table:table-row>
        <table:table-row table:style-name="ro2">
          <table:table-cell office:value-type="date" office:date-value="2019-05-03" calcext:value-type="date">
            <text:p>03/05/2019</text:p>
          </table:table-cell>
          <table:table-cell office:value-type="float" office:value="9.4857786" calcext:value-type="float">
            <text:p>9.4857786</text:p>
          </table:table-cell>
        </table:table-row>
        <table:table-row table:style-name="ro2">
          <table:table-cell office:value-type="date" office:date-value="2019-05-04" calcext:value-type="date">
            <text:p>04/05/2019</text:p>
          </table:table-cell>
          <table:table-cell office:value-type="float" office:value="9.4857786" calcext:value-type="float">
            <text:p>9.4857786</text:p>
          </table:table-cell>
        </table:table-row>
        <table:table-row table:style-name="ro2">
          <table:table-cell office:value-type="date" office:date-value="2019-05-05" calcext:value-type="date">
            <text:p>05/05/2019</text:p>
          </table:table-cell>
          <table:table-cell office:value-type="float" office:value="9.4857786" calcext:value-type="float">
            <text:p>9.4857786</text:p>
          </table:table-cell>
        </table:table-row>
        <table:table-row table:style-name="ro2">
          <table:table-cell office:value-type="date" office:date-value="2019-05-06" calcext:value-type="date">
            <text:p>06/05/2019</text:p>
          </table:table-cell>
          <table:table-cell office:value-type="float" office:value="10.0059286" calcext:value-type="float">
            <text:p>10.0059286</text:p>
          </table:table-cell>
        </table:table-row>
        <table:table-row table:style-name="ro2">
          <table:table-cell office:value-type="date" office:date-value="2019-05-07" calcext:value-type="date">
            <text:p>07/05/2019</text:p>
          </table:table-cell>
          <table:table-cell office:value-type="float" office:value="10.5250686" calcext:value-type="float">
            <text:p>10.5250686</text:p>
          </table:table-cell>
        </table:table-row>
        <table:table-row table:style-name="ro2">
          <table:table-cell office:value-type="date" office:date-value="2019-05-08" calcext:value-type="date">
            <text:p>08/05/2019</text:p>
          </table:table-cell>
          <table:table-cell office:value-type="float" office:value="11.0532986" calcext:value-type="float">
            <text:p>11.0532986</text:p>
          </table:table-cell>
        </table:table-row>
        <table:table-row table:style-name="ro2">
          <table:table-cell office:value-type="date" office:date-value="2019-05-09" calcext:value-type="date">
            <text:p>09/05/2019</text:p>
          </table:table-cell>
          <table:table-cell office:value-type="float" office:value="11.5724386" calcext:value-type="float">
            <text:p>11.5724386</text:p>
          </table:table-cell>
        </table:table-row>
        <table:table-row table:style-name="ro2">
          <table:table-cell office:value-type="date" office:date-value="2019-05-10" calcext:value-type="date">
            <text:p>10/05/2019</text:p>
          </table:table-cell>
          <table:table-cell office:value-type="float" office:value="12.0673386" calcext:value-type="float">
            <text:p>12.0673386</text:p>
          </table:table-cell>
        </table:table-row>
        <table:table-row table:style-name="ro2">
          <table:table-cell office:value-type="date" office:date-value="2019-05-11" calcext:value-type="date">
            <text:p>11/05/2019</text:p>
          </table:table-cell>
          <table:table-cell office:value-type="float" office:value="12.0673386" calcext:value-type="float">
            <text:p>12.0673386</text:p>
          </table:table-cell>
        </table:table-row>
        <table:table-row table:style-name="ro2">
          <table:table-cell office:value-type="date" office:date-value="2019-05-12" calcext:value-type="date">
            <text:p>12/05/2019</text:p>
          </table:table-cell>
          <table:table-cell office:value-type="float" office:value="12.0673386" calcext:value-type="float">
            <text:p>12.0673386</text:p>
          </table:table-cell>
        </table:table-row>
        <table:table-row table:style-name="ro2">
          <table:table-cell office:value-type="date" office:date-value="2019-05-13" calcext:value-type="date">
            <text:p>13/05/2019</text:p>
          </table:table-cell>
          <table:table-cell office:value-type="float" office:value="12.9571486" calcext:value-type="float">
            <text:p>12.9571486</text:p>
          </table:table-cell>
        </table:table-row>
        <table:table-row table:style-name="ro2">
          <table:table-cell office:value-type="date" office:date-value="2019-05-14" calcext:value-type="date">
            <text:p>14/05/2019</text:p>
          </table:table-cell>
          <table:table-cell office:value-type="float" office:value="13.4772986" calcext:value-type="float">
            <text:p>13.4772986</text:p>
          </table:table-cell>
        </table:table-row>
        <table:table-row table:style-name="ro2">
          <table:table-cell office:value-type="date" office:date-value="2019-05-15" calcext:value-type="date">
            <text:p>15/05/2019</text:p>
          </table:table-cell>
          <table:table-cell office:value-type="float" office:value="14.0055286" calcext:value-type="float">
            <text:p>14.0055286</text:p>
          </table:table-cell>
        </table:table-row>
        <table:table-row table:style-name="ro2">
          <table:table-cell office:value-type="date" office:date-value="2019-05-16" calcext:value-type="date">
            <text:p>16/05/2019</text:p>
          </table:table-cell>
          <table:table-cell office:value-type="float" office:value="14.5256786" calcext:value-type="float">
            <text:p>14.5256786</text:p>
          </table:table-cell>
        </table:table-row>
        <table:table-row table:style-name="ro2">
          <table:table-cell office:value-type="date" office:date-value="2019-05-17" calcext:value-type="date">
            <text:p>17/05/2019</text:p>
          </table:table-cell>
          <table:table-cell office:value-type="float" office:value="15.0478486" calcext:value-type="float">
            <text:p>15.0478486</text:p>
          </table:table-cell>
        </table:table-row>
        <table:table-row table:style-name="ro2">
          <table:table-cell office:value-type="date" office:date-value="2019-05-18" calcext:value-type="date">
            <text:p>18/05/2019</text:p>
          </table:table-cell>
          <table:table-cell office:value-type="float" office:value="15.0478486" calcext:value-type="float">
            <text:p>15.0478486</text:p>
          </table:table-cell>
        </table:table-row>
        <table:table-row table:style-name="ro2">
          <table:table-cell office:value-type="date" office:date-value="2019-05-19" calcext:value-type="date">
            <text:p>19/05/2019</text:p>
          </table:table-cell>
          <table:table-cell office:value-type="float" office:value="15.0478486" calcext:value-type="float">
            <text:p>15.0478486</text:p>
          </table:table-cell>
        </table:table-row>
        <table:table-row table:style-name="ro2">
          <table:table-cell office:value-type="date" office:date-value="2019-05-20" calcext:value-type="date">
            <text:p>20/05/2019</text:p>
          </table:table-cell>
          <table:table-cell office:value-type="float" office:value="15.5578986" calcext:value-type="float">
            <text:p>15.5578986</text:p>
          </table:table-cell>
        </table:table-row>
        <table:table-row table:style-name="ro2">
          <table:table-cell office:value-type="date" office:date-value="2019-05-21" calcext:value-type="date">
            <text:p>21/05/2019</text:p>
          </table:table-cell>
          <table:table-cell office:value-type="float" office:value="16.0830986" calcext:value-type="float">
            <text:p>16.0830986</text:p>
          </table:table-cell>
        </table:table-row>
        <table:table-row table:style-name="ro2">
          <table:table-cell office:value-type="date" office:date-value="2019-05-22" calcext:value-type="date">
            <text:p>22/05/2019</text:p>
          </table:table-cell>
          <table:table-cell office:value-type="float" office:value="16.6103186" calcext:value-type="float">
            <text:p>16.6103186</text:p>
          </table:table-cell>
        </table:table-row>
        <table:table-row table:style-name="ro2">
          <table:table-cell office:value-type="date" office:date-value="2019-05-23" calcext:value-type="date">
            <text:p>23/05/2019</text:p>
          </table:table-cell>
          <table:table-cell office:value-type="float" office:value="17.1334986" calcext:value-type="float">
            <text:p>17.1334986</text:p>
          </table:table-cell>
        </table:table-row>
        <table:table-row table:style-name="ro2">
          <table:table-cell office:value-type="date" office:date-value="2019-05-24" calcext:value-type="date">
            <text:p>24/05/2019</text:p>
          </table:table-cell>
          <table:table-cell office:value-type="float" office:value="17.6570826" calcext:value-type="float">
            <text:p>17.6570826</text:p>
          </table:table-cell>
        </table:table-row>
        <table:table-row table:style-name="ro2">
          <table:table-cell office:value-type="date" office:date-value="2019-05-25" calcext:value-type="date">
            <text:p>25/05/2019</text:p>
          </table:table-cell>
          <table:table-cell office:value-type="float" office:value="17.6570826" calcext:value-type="float">
            <text:p>17.6570826</text:p>
          </table:table-cell>
        </table:table-row>
        <table:table-row table:style-name="ro2">
          <table:table-cell office:value-type="date" office:date-value="2019-05-26" calcext:value-type="date">
            <text:p>26/05/2019</text:p>
          </table:table-cell>
          <table:table-cell office:value-type="float" office:value="17.6570826" calcext:value-type="float">
            <text:p>17.6570826</text:p>
          </table:table-cell>
        </table:table-row>
        <table:table-row table:style-name="ro2">
          <table:table-cell office:value-type="date" office:date-value="2019-05-27" calcext:value-type="date">
            <text:p>27/05/2019</text:p>
          </table:table-cell>
          <table:table-cell office:value-type="float" office:value="18.1799596" calcext:value-type="float">
            <text:p>18.1799596</text:p>
          </table:table-cell>
        </table:table-row>
        <table:table-row table:style-name="ro2">
          <table:table-cell office:value-type="date" office:date-value="2019-05-28" calcext:value-type="date">
            <text:p>28/05/2019</text:p>
          </table:table-cell>
          <table:table-cell office:value-type="float" office:value="18.6831416" calcext:value-type="float">
            <text:p>18.6831416</text:p>
          </table:table-cell>
        </table:table-row>
        <table:table-row table:style-name="ro2">
          <table:table-cell office:value-type="date" office:date-value="2019-05-29" calcext:value-type="date">
            <text:p>29/05/2019</text:p>
          </table:table-cell>
          <table:table-cell office:value-type="float" office:value="19.2234916" calcext:value-type="float">
            <text:p>19.2234916</text:p>
          </table:table-cell>
        </table:table-row>
        <table:table-row table:style-name="ro2">
          <table:table-cell office:value-type="date" office:date-value="2019-05-30" calcext:value-type="date">
            <text:p>30/05/2019</text:p>
          </table:table-cell>
          <table:table-cell office:value-type="float" office:value="19.7234416" calcext:value-type="float">
            <text:p>19.7234416</text:p>
          </table:table-cell>
        </table:table-row>
        <table:table-row table:style-name="ro2">
          <table:table-cell office:value-type="date" office:date-value="2019-05-31" calcext:value-type="date">
            <text:p>31/05/2019</text:p>
          </table:table-cell>
          <table:table-cell office:value-type="float" office:value="20.2345016" calcext:value-type="float">
            <text:p>20.2345016</text:p>
          </table:table-cell>
        </table:table-row>
        <table:table-row table:style-name="ro2">
          <table:table-cell office:value-type="date" office:date-value="2019-06-01" calcext:value-type="date">
            <text:p>01/06/2019</text:p>
          </table:table-cell>
          <table:table-cell office:value-type="float" office:value="20.2345016" calcext:value-type="float">
            <text:p>20.2345016</text:p>
          </table:table-cell>
        </table:table-row>
        <table:table-row table:style-name="ro2">
          <table:table-cell office:value-type="date" office:date-value="2019-06-02" calcext:value-type="date">
            <text:p>02/06/2019</text:p>
          </table:table-cell>
          <table:table-cell office:value-type="float" office:value="20.2345016" calcext:value-type="float">
            <text:p>20.2345016</text:p>
          </table:table-cell>
        </table:table-row>
        <table:table-row table:style-name="ro2">
          <table:table-cell office:value-type="date" office:date-value="2019-06-03" calcext:value-type="date">
            <text:p>03/06/2019</text:p>
          </table:table-cell>
          <table:table-cell office:value-type="float" office:value="20.6790516" calcext:value-type="float">
            <text:p>20.6790516</text:p>
          </table:table-cell>
        </table:table-row>
        <table:table-row table:style-name="ro2">
          <table:table-cell office:value-type="date" office:date-value="2019-06-04" calcext:value-type="date">
            <text:p>04/06/2019</text:p>
          </table:table-cell>
          <table:table-cell office:value-type="float" office:value="21.1083016" calcext:value-type="float">
            <text:p>21.1083016</text:p>
          </table:table-cell>
        </table:table-row>
        <table:table-row table:style-name="ro2">
          <table:table-cell office:value-type="date" office:date-value="2019-06-05" calcext:value-type="date">
            <text:p>05/06/2019</text:p>
          </table:table-cell>
          <table:table-cell office:value-type="float" office:value="21.1083016" calcext:value-type="float">
            <text:p>21.1083016</text:p>
          </table:table-cell>
        </table:table-row>
        <table:table-row table:style-name="ro2">
          <table:table-cell office:value-type="date" office:date-value="2019-06-06" calcext:value-type="date">
            <text:p>06/06/2019</text:p>
          </table:table-cell>
          <table:table-cell office:value-type="float" office:value="21.1083016" calcext:value-type="float">
            <text:p>21.1083016</text:p>
          </table:table-cell>
        </table:table-row>
        <table:table-row table:style-name="ro2">
          <table:table-cell office:value-type="date" office:date-value="2019-06-07" calcext:value-type="date">
            <text:p>07/06/2019</text:p>
          </table:table-cell>
          <table:table-cell office:value-type="float" office:value="21.5350016" calcext:value-type="float">
            <text:p>21.5350016</text:p>
          </table:table-cell>
        </table:table-row>
        <table:table-row table:style-name="ro2">
          <table:table-cell office:value-type="date" office:date-value="2019-06-08" calcext:value-type="date">
            <text:p>08/06/2019</text:p>
          </table:table-cell>
          <table:table-cell office:value-type="float" office:value="21.8410016" calcext:value-type="float">
            <text:p>21.8410016</text:p>
          </table:table-cell>
        </table:table-row>
        <table:table-row table:style-name="ro2">
          <table:table-cell office:value-type="date" office:date-value="2019-06-09" calcext:value-type="date">
            <text:p>09/06/2019</text:p>
          </table:table-cell>
          <table:table-cell office:value-type="float" office:value="21.8410016" calcext:value-type="float">
            <text:p>21.8410016</text:p>
          </table:table-cell>
        </table:table-row>
        <table:table-row table:style-name="ro2">
          <table:table-cell office:value-type="date" office:date-value="2019-06-10" calcext:value-type="date">
            <text:p>10/06/2019</text:p>
          </table:table-cell>
          <table:table-cell office:value-type="float" office:value="22.3000016" calcext:value-type="float">
            <text:p>22.3000016</text:p>
          </table:table-cell>
        </table:table-row>
        <table:table-row table:style-name="ro2">
          <table:table-cell office:value-type="date" office:date-value="2019-06-11" calcext:value-type="date">
            <text:p>11/06/2019</text:p>
          </table:table-cell>
          <table:table-cell office:value-type="float" office:value="22.7632516" calcext:value-type="float">
            <text:p>22.7632516</text:p>
          </table:table-cell>
        </table:table-row>
        <table:table-row table:style-name="ro2">
          <table:table-cell office:value-type="date" office:date-value="2019-06-12" calcext:value-type="date">
            <text:p>12/06/2019</text:p>
          </table:table-cell>
          <table:table-cell office:value-type="float" office:value="23.2205516" calcext:value-type="float">
            <text:p>23.2205516</text:p>
          </table:table-cell>
        </table:table-row>
        <table:table-row table:style-name="ro2">
          <table:table-cell office:value-type="date" office:date-value="2019-06-13" calcext:value-type="date">
            <text:p>13/06/2019</text:p>
          </table:table-cell>
          <table:table-cell office:value-type="float" office:value="23.6659516" calcext:value-type="float">
            <text:p>23.6659516</text:p>
          </table:table-cell>
        </table:table-row>
        <table:table-row table:style-name="ro2">
          <table:table-cell office:value-type="date" office:date-value="2019-06-14" calcext:value-type="date">
            <text:p>14/06/2019</text:p>
          </table:table-cell>
          <table:table-cell office:value-type="float" office:value="24.0496756" calcext:value-type="float">
            <text:p>24.0496756</text:p>
          </table:table-cell>
        </table:table-row>
        <table:table-row table:style-name="ro2">
          <table:table-cell office:value-type="date" office:date-value="2019-06-15" calcext:value-type="date">
            <text:p>15/06/2019</text:p>
          </table:table-cell>
          <table:table-cell office:value-type="float" office:value="24.0496756" calcext:value-type="float">
            <text:p>24.0496756</text:p>
          </table:table-cell>
        </table:table-row>
        <table:table-row table:style-name="ro2">
          <table:table-cell office:value-type="date" office:date-value="2019-06-16" calcext:value-type="date">
            <text:p>16/06/2019</text:p>
          </table:table-cell>
          <table:table-cell office:value-type="float" office:value="24.0496756" calcext:value-type="float">
            <text:p>24.0496756</text:p>
          </table:table-cell>
        </table:table-row>
        <table:table-row table:style-name="ro2">
          <table:table-cell office:value-type="date" office:date-value="2019-06-17" calcext:value-type="date">
            <text:p>17/06/2019</text:p>
          </table:table-cell>
          <table:table-cell office:value-type="float" office:value="24.4952116" calcext:value-type="float">
            <text:p>24.4952116</text:p>
          </table:table-cell>
        </table:table-row>
        <table:table-row table:style-name="ro2">
          <table:table-cell office:value-type="date" office:date-value="2019-06-18" calcext:value-type="date">
            <text:p>18/06/2019</text:p>
          </table:table-cell>
          <table:table-cell office:value-type="float" office:value="24.9404416" calcext:value-type="float">
            <text:p>24.9404416</text:p>
          </table:table-cell>
        </table:table-row>
        <table:table-row table:style-name="ro2">
          <table:table-cell office:value-type="date" office:date-value="2019-06-19" calcext:value-type="date">
            <text:p>19/06/2019</text:p>
          </table:table-cell>
          <table:table-cell office:value-type="float" office:value="25.3856716" calcext:value-type="float">
            <text:p>25.3856716</text:p>
          </table:table-cell>
        </table:table-row>
        <table:table-row table:style-name="ro2">
          <table:table-cell office:value-type="date" office:date-value="2019-06-20" calcext:value-type="date">
            <text:p>20/06/2019</text:p>
          </table:table-cell>
          <table:table-cell office:value-type="float" office:value="25.3856716" calcext:value-type="float">
            <text:p>25.3856716</text:p>
          </table:table-cell>
        </table:table-row>
        <table:table-row table:style-name="ro2">
          <table:table-cell office:value-type="date" office:date-value="2019-06-21" calcext:value-type="date">
            <text:p>21/06/2019</text:p>
          </table:table-cell>
          <table:table-cell office:value-type="float" office:value="25.8370216" calcext:value-type="float">
            <text:p>25.8370216</text:p>
          </table:table-cell>
        </table:table-row>
        <table:table-row table:style-name="ro2">
          <table:table-cell office:value-type="date" office:date-value="2019-06-22" calcext:value-type="date">
            <text:p>22/06/2019</text:p>
          </table:table-cell>
          <table:table-cell office:value-type="float" office:value="25.8370216" calcext:value-type="float">
            <text:p>25.8370216</text:p>
          </table:table-cell>
        </table:table-row>
        <table:table-row table:style-name="ro2">
          <table:table-cell office:value-type="date" office:date-value="2019-06-23" calcext:value-type="date">
            <text:p>23/06/2019</text:p>
          </table:table-cell>
          <table:table-cell office:value-type="float" office:value="25.8370216" calcext:value-type="float">
            <text:p>25.8370216</text:p>
          </table:table-cell>
        </table:table-row>
        <table:table-row table:style-name="ro2">
          <table:table-cell office:value-type="date" office:date-value="2019-06-24" calcext:value-type="date">
            <text:p>24/06/2019</text:p>
          </table:table-cell>
          <table:table-cell office:value-type="float" office:value="26.2837816" calcext:value-type="float">
            <text:p>26.2837816</text:p>
          </table:table-cell>
        </table:table-row>
        <table:table-row table:style-name="ro2">
          <table:table-cell office:value-type="date" office:date-value="2019-06-25" calcext:value-type="date">
            <text:p>25/06/2019</text:p>
          </table:table-cell>
          <table:table-cell office:value-type="float" office:value="26.2837816" calcext:value-type="float">
            <text:p>26.2837816</text:p>
          </table:table-cell>
        </table:table-row>
        <table:table-row table:style-name="ro2">
          <table:table-cell office:value-type="date" office:date-value="2019-06-26" calcext:value-type="date">
            <text:p>26/06/2019</text:p>
          </table:table-cell>
          <table:table-cell office:value-type="float" office:value="26.7525566" calcext:value-type="float">
            <text:p>26.7525566</text:p>
          </table:table-cell>
        </table:table-row>
        <table:table-row table:style-name="ro2">
          <table:table-cell office:value-type="date" office:date-value="2019-06-27" calcext:value-type="date">
            <text:p>27/06/2019</text:p>
          </table:table-cell>
          <table:table-cell office:value-type="float" office:value="27.1983816" calcext:value-type="float">
            <text:p>27.1983816</text:p>
          </table:table-cell>
        </table:table-row>
        <table:table-row table:style-name="ro2">
          <table:table-cell office:value-type="date" office:date-value="2019-06-28" calcext:value-type="date">
            <text:p>28/06/2019</text:p>
          </table:table-cell>
          <table:table-cell office:value-type="float" office:value="27.6212736" calcext:value-type="float">
            <text:p>27.6212736</text:p>
          </table:table-cell>
        </table:table-row>
        <table:table-row table:style-name="ro2">
          <table:table-cell office:value-type="date" office:date-value="2019-06-29" calcext:value-type="date">
            <text:p>29/06/2019</text:p>
          </table:table-cell>
          <table:table-cell office:value-type="float" office:value="27.6212736" calcext:value-type="float">
            <text:p>27.6212736</text:p>
          </table:table-cell>
        </table:table-row>
        <table:table-row table:style-name="ro2">
          <table:table-cell office:value-type="date" office:date-value="2019-06-30" calcext:value-type="date">
            <text:p>30/06/2019</text:p>
          </table:table-cell>
          <table:table-cell office:value-type="float" office:value="27.6212736" calcext:value-type="float">
            <text:p>27.6212736</text:p>
          </table:table-cell>
        </table:table-row>
        <table:table-row table:style-name="ro2">
          <table:table-cell office:value-type="date" office:date-value="2019-07-01" calcext:value-type="date">
            <text:p>01/07/2019</text:p>
          </table:table-cell>
          <table:table-cell office:value-type="float" office:value="28.0462736" calcext:value-type="float">
            <text:p>28.0462736</text:p>
          </table:table-cell>
        </table:table-row>
        <table:table-row table:style-name="ro2">
          <table:table-cell office:value-type="date" office:date-value="2019-07-02" calcext:value-type="date">
            <text:p>02/07/2019</text:p>
          </table:table-cell>
          <table:table-cell office:value-type="float" office:value="28.4474736" calcext:value-type="float">
            <text:p>28.4474736</text:p>
          </table:table-cell>
        </table:table-row>
        <table:table-row table:style-name="ro2">
          <table:table-cell office:value-type="date" office:date-value="2019-07-03" calcext:value-type="date">
            <text:p>03/07/2019</text:p>
          </table:table-cell>
          <table:table-cell office:value-type="float" office:value="28.8979736" calcext:value-type="float">
            <text:p>28.8979736</text:p>
          </table:table-cell>
        </table:table-row>
        <table:table-row table:style-name="ro2">
          <table:table-cell office:value-type="date" office:date-value="2019-07-04" calcext:value-type="date">
            <text:p>04/07/2019</text:p>
          </table:table-cell>
          <table:table-cell office:value-type="float" office:value="29.2532736" calcext:value-type="float">
            <text:p>29.2532736</text:p>
          </table:table-cell>
        </table:table-row>
        <table:table-row table:style-name="ro2">
          <table:table-cell office:value-type="date" office:date-value="2019-07-05" calcext:value-type="date">
            <text:p>05/07/2019</text:p>
          </table:table-cell>
          <table:table-cell office:value-type="float" office:value="29.6867736" calcext:value-type="float">
            <text:p>29.6867736</text:p>
          </table:table-cell>
        </table:table-row>
        <table:table-row table:style-name="ro2">
          <table:table-cell office:value-type="date" office:date-value="2019-07-06" calcext:value-type="date">
            <text:p>06/07/2019</text:p>
          </table:table-cell>
          <table:table-cell office:value-type="float" office:value="29.6867736" calcext:value-type="float">
            <text:p>29.6867736</text:p>
          </table:table-cell>
        </table:table-row>
        <table:table-row table:style-name="ro2">
          <table:table-cell office:value-type="date" office:date-value="2019-07-07" calcext:value-type="date">
            <text:p>07/07/2019</text:p>
          </table:table-cell>
          <table:table-cell office:value-type="float" office:value="29.6867736" calcext:value-type="float">
            <text:p>29.6867736</text:p>
          </table:table-cell>
        </table:table-row>
        <table:table-row table:style-name="ro2">
          <table:table-cell office:value-type="date" office:date-value="2019-07-08" calcext:value-type="date">
            <text:p>08/07/2019</text:p>
          </table:table-cell>
          <table:table-cell office:value-type="float" office:value="30.1355736" calcext:value-type="float">
            <text:p>30.1355736</text:p>
          </table:table-cell>
        </table:table-row>
        <table:table-row table:style-name="ro2">
          <table:table-cell office:value-type="date" office:date-value="2019-07-09" calcext:value-type="date">
            <text:p>09/07/2019</text:p>
          </table:table-cell>
          <table:table-cell office:value-type="float" office:value="30.5809736" calcext:value-type="float">
            <text:p>30.5809736</text:p>
          </table:table-cell>
        </table:table-row>
        <table:table-row table:style-name="ro2">
          <table:table-cell office:value-type="date" office:date-value="2019-07-10" calcext:value-type="date">
            <text:p>10/07/2019</text:p>
          </table:table-cell>
          <table:table-cell office:value-type="float" office:value="31.0297736" calcext:value-type="float">
            <text:p>31.0297736</text:p>
          </table:table-cell>
        </table:table-row>
        <table:table-row table:style-name="ro2">
          <table:table-cell office:value-type="date" office:date-value="2019-07-11" calcext:value-type="date">
            <text:p>11/07/2019</text:p>
          </table:table-cell>
          <table:table-cell office:value-type="float" office:value="31.3357736" calcext:value-type="float">
            <text:p>31.3357736</text:p>
          </table:table-cell>
        </table:table-row>
        <table:table-row table:style-name="ro2">
          <table:table-cell office:value-type="date" office:date-value="2019-07-12" calcext:value-type="date">
            <text:p>12/07/2019</text:p>
          </table:table-cell>
          <table:table-cell office:value-type="float" office:value="31.6417736" calcext:value-type="float">
            <text:p>31.6417736</text:p>
          </table:table-cell>
        </table:table-row>
        <table:table-row table:style-name="ro2">
          <table:table-cell office:value-type="date" office:date-value="2019-07-13" calcext:value-type="date">
            <text:p>13/07/2019</text:p>
          </table:table-cell>
          <table:table-cell office:value-type="float" office:value="31.6417736" calcext:value-type="float">
            <text:p>31.6417736</text:p>
          </table:table-cell>
        </table:table-row>
        <table:table-row table:style-name="ro2">
          <table:table-cell office:value-type="date" office:date-value="2019-07-14" calcext:value-type="date">
            <text:p>14/07/2019</text:p>
          </table:table-cell>
          <table:table-cell office:value-type="float" office:value="31.6417736" calcext:value-type="float">
            <text:p>31.6417736</text:p>
          </table:table-cell>
        </table:table-row>
        <table:table-row table:style-name="ro2">
          <table:table-cell office:value-type="date" office:date-value="2019-07-15" calcext:value-type="date">
            <text:p>15/07/2019</text:p>
          </table:table-cell>
          <table:table-cell office:value-type="float" office:value="32.0905736" calcext:value-type="float">
            <text:p>32.0905736</text:p>
          </table:table-cell>
        </table:table-row>
        <table:table-row table:style-name="ro2">
          <table:table-cell office:value-type="date" office:date-value="2019-07-16" calcext:value-type="date">
            <text:p>16/07/2019</text:p>
          </table:table-cell>
          <table:table-cell office:value-type="float" office:value="32.8411236" calcext:value-type="float">
            <text:p>32.8411236</text:p>
          </table:table-cell>
        </table:table-row>
        <table:table-row table:style-name="ro2">
          <table:table-cell office:value-type="date" office:date-value="2019-07-17" calcext:value-type="date">
            <text:p>17/07/2019</text:p>
          </table:table-cell>
          <table:table-cell office:value-type="float" office:value="33.2899236" calcext:value-type="float">
            <text:p>33.2899236</text:p>
          </table:table-cell>
        </table:table-row>
        <table:table-row table:style-name="ro2">
          <table:table-cell office:value-type="date" office:date-value="2019-07-18" calcext:value-type="date">
            <text:p>18/07/2019</text:p>
          </table:table-cell>
          <table:table-cell office:value-type="float" office:value="33.7404236" calcext:value-type="float">
            <text:p>33.7404236</text:p>
          </table:table-cell>
        </table:table-row>
        <table:table-row table:style-name="ro2">
          <table:table-cell office:value-type="date" office:date-value="2019-07-19" calcext:value-type="date">
            <text:p>19/07/2019</text:p>
          </table:table-cell>
          <table:table-cell office:value-type="float" office:value="34.1909236" calcext:value-type="float">
            <text:p>34.1909236</text:p>
          </table:table-cell>
        </table:table-row>
        <table:table-row table:style-name="ro2">
          <table:table-cell office:value-type="date" office:date-value="2019-07-20" calcext:value-type="date">
            <text:p>20/07/2019</text:p>
          </table:table-cell>
          <table:table-cell office:value-type="float" office:value="34.1909236" calcext:value-type="float">
            <text:p>34.1909236</text:p>
          </table:table-cell>
        </table:table-row>
        <table:table-row table:style-name="ro2">
          <table:table-cell office:value-type="date" office:date-value="2019-07-21" calcext:value-type="date">
            <text:p>21/07/2019</text:p>
          </table:table-cell>
          <table:table-cell office:value-type="float" office:value="34.1909236" calcext:value-type="float">
            <text:p>34.1909236</text:p>
          </table:table-cell>
        </table:table-row>
        <table:table-row table:style-name="ro2">
          <table:table-cell office:value-type="date" office:date-value="2019-07-22" calcext:value-type="date">
            <text:p>22/07/2019</text:p>
          </table:table-cell>
          <table:table-cell office:value-type="float" office:value="34.6397236" calcext:value-type="float">
            <text:p>34.6397236</text:p>
          </table:table-cell>
        </table:table-row>
        <table:table-row table:style-name="ro2">
          <table:table-cell office:value-type="date" office:date-value="2019-07-23" calcext:value-type="date">
            <text:p>23/07/2019</text:p>
          </table:table-cell>
          <table:table-cell office:value-type="float" office:value="35.0936236" calcext:value-type="float">
            <text:p>35.0936236</text:p>
          </table:table-cell>
        </table:table-row>
        <table:table-row table:style-name="ro2">
          <table:table-cell office:value-type="date" office:date-value="2019-07-24" calcext:value-type="date">
            <text:p>24/07/2019</text:p>
          </table:table-cell>
          <table:table-cell office:value-type="float" office:value="35.5440556" calcext:value-type="float">
            <text:p>35.5440556</text:p>
          </table:table-cell>
        </table:table-row>
        <table:table-row table:style-name="ro2">
          <table:table-cell office:value-type="date" office:date-value="2019-07-25" calcext:value-type="date">
            <text:p>25/07/2019</text:p>
          </table:table-cell>
          <table:table-cell office:value-type="float" office:value="35.9944876" calcext:value-type="float">
            <text:p>35.9944876</text:p>
          </table:table-cell>
        </table:table-row>
        <table:table-row table:style-name="ro2">
          <table:table-cell office:value-type="date" office:date-value="2019-07-26" calcext:value-type="date">
            <text:p>26/07/2019</text:p>
          </table:table-cell>
          <table:table-cell office:value-type="float" office:value="36.4231936" calcext:value-type="float">
            <text:p>36.4231936</text:p>
          </table:table-cell>
        </table:table-row>
        <table:table-row table:style-name="ro2">
          <table:table-cell office:value-type="date" office:date-value="2019-07-27" calcext:value-type="date">
            <text:p>27/07/2019</text:p>
          </table:table-cell>
          <table:table-cell office:value-type="float" office:value="36.4231936" calcext:value-type="float">
            <text:p>36.4231936</text:p>
          </table:table-cell>
        </table:table-row>
        <table:table-row table:style-name="ro2">
          <table:table-cell office:value-type="date" office:date-value="2019-07-28" calcext:value-type="date">
            <text:p>28/07/2019</text:p>
          </table:table-cell>
          <table:table-cell office:value-type="float" office:value="36.4231936" calcext:value-type="float">
            <text:p>36.4231936</text:p>
          </table:table-cell>
        </table:table-row>
        <table:table-row table:style-name="ro2">
          <table:table-cell office:value-type="date" office:date-value="2019-07-29" calcext:value-type="date">
            <text:p>29/07/2019</text:p>
          </table:table-cell>
          <table:table-cell office:value-type="float" office:value="36.8739316" calcext:value-type="float">
            <text:p>36.8739316</text:p>
          </table:table-cell>
        </table:table-row>
        <table:table-row table:style-name="ro2">
          <table:table-cell office:value-type="date" office:date-value="2019-07-30" calcext:value-type="date">
            <text:p>30/07/2019</text:p>
          </table:table-cell>
          <table:table-cell office:value-type="float" office:value="37.1805436" calcext:value-type="float">
            <text:p>37.1805436</text:p>
          </table:table-cell>
        </table:table-row>
        <table:table-row table:style-name="ro2">
          <table:table-cell office:value-type="date" office:date-value="2019-07-31" calcext:value-type="date">
            <text:p>31/07/2019</text:p>
          </table:table-cell>
          <table:table-cell office:value-type="float" office:value="37.6413796" calcext:value-type="float">
            <text:p>37.6413796</text:p>
          </table:table-cell>
        </table:table-row>
        <table:table-row table:style-name="ro2">
          <table:table-cell office:value-type="date" office:date-value="2019-08-01" calcext:value-type="date">
            <text:p>01/08/2019</text:p>
          </table:table-cell>
          <table:table-cell office:value-type="float" office:value="38.0918116" calcext:value-type="float">
            <text:p>38.0918116</text:p>
          </table:table-cell>
        </table:table-row>
        <table:table-row table:style-name="ro2">
          <table:table-cell office:value-type="date" office:date-value="2019-08-02" calcext:value-type="date">
            <text:p>02/08/2019</text:p>
          </table:table-cell>
          <table:table-cell office:value-type="float" office:value="38.5168456" calcext:value-type="float">
            <text:p>38.5168456</text:p>
          </table:table-cell>
        </table:table-row>
        <table:table-row table:style-name="ro2">
          <table:table-cell office:value-type="date" office:date-value="2019-08-03" calcext:value-type="date">
            <text:p>03/08/2019</text:p>
          </table:table-cell>
          <table:table-cell office:value-type="float" office:value="38.5168456" calcext:value-type="float">
            <text:p>38.5168456</text:p>
          </table:table-cell>
        </table:table-row>
        <table:table-row table:style-name="ro2">
          <table:table-cell office:value-type="date" office:date-value="2019-08-04" calcext:value-type="date">
            <text:p>04/08/2019</text:p>
          </table:table-cell>
          <table:table-cell office:value-type="float" office:value="38.5168456" calcext:value-type="float">
            <text:p>38.5168456</text:p>
          </table:table-cell>
        </table:table-row>
        <table:table-row table:style-name="ro2">
          <table:table-cell office:value-type="date" office:date-value="2019-08-05" calcext:value-type="date">
            <text:p>05/08/2019</text:p>
          </table:table-cell>
          <table:table-cell office:value-type="float" office:value="38.5168456" calcext:value-type="float">
            <text:p>38.5168456</text:p>
          </table:table-cell>
        </table:table-row>
        <table:table-row table:style-name="ro2">
          <table:table-cell office:value-type="date" office:date-value="2019-08-06" calcext:value-type="date">
            <text:p>06/08/2019</text:p>
          </table:table-cell>
          <table:table-cell office:value-type="float" office:value="38.9678896" calcext:value-type="float">
            <text:p>38.9678896</text:p>
          </table:table-cell>
        </table:table-row>
        <table:table-row table:style-name="ro2">
          <table:table-cell office:value-type="date" office:date-value="2019-08-07" calcext:value-type="date">
            <text:p>07/08/2019</text:p>
          </table:table-cell>
          <table:table-cell office:value-type="float" office:value="39.4183216" calcext:value-type="float">
            <text:p>39.4183216</text:p>
          </table:table-cell>
        </table:table-row>
        <table:table-row table:style-name="ro2">
          <table:table-cell office:value-type="date" office:date-value="2019-08-08" calcext:value-type="date">
            <text:p>08/08/2019</text:p>
          </table:table-cell>
          <table:table-cell office:value-type="float" office:value="39.8690596" calcext:value-type="float">
            <text:p>39.8690596</text:p>
          </table:table-cell>
        </table:table-row>
        <table:table-row table:style-name="ro2">
          <table:table-cell office:value-type="date" office:date-value="2019-08-09" calcext:value-type="date">
            <text:p>09/08/2019</text:p>
          </table:table-cell>
          <table:table-cell office:value-type="float" office:value="40.3194916" calcext:value-type="float">
            <text:p>40.3194916</text:p>
          </table:table-cell>
        </table:table-row>
        <table:table-row table:style-name="ro2">
          <table:table-cell office:value-type="date" office:date-value="2019-08-10" calcext:value-type="date">
            <text:p>10/08/2019</text:p>
          </table:table-cell>
          <table:table-cell office:value-type="float" office:value="40.3194916" calcext:value-type="float">
            <text:p>40.3194916</text:p>
          </table:table-cell>
        </table:table-row>
        <table:table-row table:style-name="ro2">
          <table:table-cell office:value-type="date" office:date-value="2019-08-11" calcext:value-type="date">
            <text:p>11/08/2019</text:p>
          </table:table-cell>
          <table:table-cell office:value-type="float" office:value="40.3194916" calcext:value-type="float">
            <text:p>40.3194916</text:p>
          </table:table-cell>
        </table:table-row>
        <table:table-row table:style-name="ro2">
          <table:table-cell office:value-type="date" office:date-value="2019-08-12" calcext:value-type="date">
            <text:p>12/08/2019</text:p>
          </table:table-cell>
          <table:table-cell office:value-type="float" office:value="40.7426896" calcext:value-type="float">
            <text:p>40.7426896</text:p>
          </table:table-cell>
        </table:table-row>
        <table:table-row table:style-name="ro2">
          <table:table-cell office:value-type="date" office:date-value="2019-08-13" calcext:value-type="date">
            <text:p>13/08/2019</text:p>
          </table:table-cell>
          <table:table-cell office:value-type="float" office:value="41.1931216" calcext:value-type="float">
            <text:p>41.1931216</text:p>
          </table:table-cell>
        </table:table-row>
        <table:table-row table:style-name="ro2">
          <table:table-cell office:value-type="date" office:date-value="2019-08-14" calcext:value-type="date">
            <text:p>14/08/2019</text:p>
          </table:table-cell>
          <table:table-cell office:value-type="float" office:value="41.1931216" calcext:value-type="float">
            <text:p>41.1931216</text:p>
          </table:table-cell>
        </table:table-row>
        <table:table-row table:style-name="ro2">
          <table:table-cell office:value-type="date" office:date-value="2019-08-15" calcext:value-type="date">
            <text:p>15/08/2019</text:p>
          </table:table-cell>
          <table:table-cell office:value-type="float" office:value="41.1931216" calcext:value-type="float">
            <text:p>41.1931216</text:p>
          </table:table-cell>
        </table:table-row>
        <table:table-row table:style-name="ro2">
          <table:table-cell office:value-type="date" office:date-value="2019-08-16" calcext:value-type="date">
            <text:p>16/08/2019</text:p>
          </table:table-cell>
          <table:table-cell office:value-type="float" office:value="41.1931216" calcext:value-type="float">
            <text:p>41.1931216</text:p>
          </table:table-cell>
        </table:table-row>
        <table:table-row table:style-name="ro2">
          <table:table-cell office:value-type="date" office:date-value="2019-08-17" calcext:value-type="date">
            <text:p>17/08/2019</text:p>
          </table:table-cell>
          <table:table-cell office:value-type="float" office:value="41.1931216" calcext:value-type="float">
            <text:p>41.1931216</text:p>
          </table:table-cell>
        </table:table-row>
        <table:table-row table:style-name="ro2">
          <table:table-cell office:value-type="date" office:date-value="2019-08-18" calcext:value-type="date">
            <text:p>18/08/2019</text:p>
          </table:table-cell>
          <table:table-cell office:value-type="float" office:value="41.1931216" calcext:value-type="float">
            <text:p>41.1931216</text:p>
          </table:table-cell>
        </table:table-row>
        <table:table-row table:style-name="ro2">
          <table:table-cell office:value-type="date" office:date-value="2019-08-19" calcext:value-type="date">
            <text:p>19/08/2019</text:p>
          </table:table-cell>
          <table:table-cell office:value-type="float" office:value="41.6441656" calcext:value-type="float">
            <text:p>41.6441656</text:p>
          </table:table-cell>
        </table:table-row>
        <table:table-row table:style-name="ro2">
          <table:table-cell office:value-type="date" office:date-value="2019-08-20" calcext:value-type="date">
            <text:p>20/08/2019</text:p>
          </table:table-cell>
          <table:table-cell office:value-type="float" office:value="42.0707296" calcext:value-type="float">
            <text:p>42.0707296</text:p>
          </table:table-cell>
        </table:table-row>
        <table:table-row table:style-name="ro2">
          <table:table-cell office:value-type="date" office:date-value="2019-08-21" calcext:value-type="date">
            <text:p>21/08/2019</text:p>
          </table:table-cell>
          <table:table-cell office:value-type="float" office:value="42.5181016" calcext:value-type="float">
            <text:p>42.5181016</text:p>
          </table:table-cell>
        </table:table-row>
        <table:table-row table:style-name="ro2">
          <table:table-cell office:value-type="date" office:date-value="2019-08-22" calcext:value-type="date">
            <text:p>22/08/2019</text:p>
          </table:table-cell>
          <table:table-cell/>
        </table:table-row>
        <table:table-row table:style-name="ro2">
          <table:table-cell office:value-type="date" office:date-value="2019-08-23" calcext:value-type="date">
            <text:p>23/08/2019</text:p>
          </table:table-cell>
          <table:table-cell/>
        </table:table-row>
        <table:table-row table:style-name="ro2">
          <table:table-cell office:value-type="date" office:date-value="2019-08-24" calcext:value-type="date">
            <text:p>24/08/2019</text:p>
          </table:table-cell>
          <table:table-cell/>
        </table:table-row>
        <table:table-row table:style-name="ro2">
          <table:table-cell office:value-type="date" office:date-value="2019-08-25" calcext:value-type="date">
            <text:p>25/08/2019</text:p>
          </table:table-cell>
          <table:table-cell/>
        </table:table-row>
        <table:table-row table:style-name="ro2">
          <table:table-cell office:value-type="date" office:date-value="2019-08-26" calcext:value-type="date">
            <text:p>26/08/2019</text:p>
          </table:table-cell>
          <table:table-cell/>
        </table:table-row>
        <table:table-row table:style-name="ro2">
          <table:table-cell office:value-type="date" office:date-value="2019-08-27" calcext:value-type="date">
            <text:p>27/08/2019</text:p>
          </table:table-cell>
          <table:table-cell/>
        </table:table-row>
        <table:table-row table:style-name="ro2">
          <table:table-cell office:value-type="date" office:date-value="2019-08-28" calcext:value-type="date">
            <text:p>28/08/2019</text:p>
          </table:table-cell>
          <table:table-cell/>
        </table:table-row>
        <table:table-row table:style-name="ro2">
          <table:table-cell office:value-type="date" office:date-value="2019-08-29" calcext:value-type="date">
            <text:p>29/08/2019</text:p>
          </table:table-cell>
          <table:table-cell/>
        </table:table-row>
        <table:table-row table:style-name="ro2">
          <table:table-cell office:value-type="date" office:date-value="2019-08-30" calcext:value-type="date">
            <text:p>30/08/2019</text:p>
          </table:table-cell>
          <table:table-cell/>
        </table:table-row>
        <table:table-row table:style-name="ro2">
          <table:table-cell office:value-type="date" office:date-value="2019-08-31" calcext:value-type="date">
            <text:p>31/08/2019</text:p>
          </table:table-cell>
          <table:table-cell/>
        </table:table-row>
        <table:table-row table:style-name="ro2">
          <table:table-cell office:value-type="date" office:date-value="2019-09-01" calcext:value-type="date">
            <text:p>01/09/2019</text:p>
          </table:table-cell>
          <table:table-cell/>
        </table:table-row>
        <table:table-row table:style-name="ro2">
          <table:table-cell office:value-type="date" office:date-value="2019-09-02" calcext:value-type="date">
            <text:p>02/09/2019</text:p>
          </table:table-cell>
          <table:table-cell/>
        </table:table-row>
        <table:table-row table:style-name="ro2">
          <table:table-cell office:value-type="date" office:date-value="2019-09-03" calcext:value-type="date">
            <text:p>03/09/2019</text:p>
          </table:table-cell>
          <table:table-cell/>
        </table:table-row>
        <table:table-row table:style-name="ro2">
          <table:table-cell office:value-type="date" office:date-value="2019-09-04" calcext:value-type="date">
            <text:p>04/09/2019</text:p>
          </table:table-cell>
          <table:table-cell/>
        </table:table-row>
        <table:table-row table:style-name="ro2">
          <table:table-cell office:value-type="date" office:date-value="2019-09-05" calcext:value-type="date">
            <text:p>05/09/2019</text:p>
          </table:table-cell>
          <table:table-cell/>
        </table:table-row>
        <table:table-row table:style-name="ro2">
          <table:table-cell office:value-type="date" office:date-value="2019-09-06" calcext:value-type="date">
            <text:p>06/09/2019</text:p>
          </table:table-cell>
          <table:table-cell/>
        </table:table-row>
        <table:table-row table:style-name="ro2">
          <table:table-cell office:value-type="date" office:date-value="2019-09-07" calcext:value-type="date">
            <text:p>07/09/2019</text:p>
          </table:table-cell>
          <table:table-cell/>
        </table:table-row>
        <table:table-row table:style-name="ro2">
          <table:table-cell office:value-type="date" office:date-value="2019-09-08" calcext:value-type="date">
            <text:p>08/09/2019</text:p>
          </table:table-cell>
          <table:table-cell/>
        </table:table-row>
        <table:table-row table:style-name="ro2">
          <table:table-cell office:value-type="date" office:date-value="2019-09-09" calcext:value-type="date">
            <text:p>09/09/2019</text:p>
          </table:table-cell>
          <table:table-cell/>
        </table:table-row>
        <table:table-row table:style-name="ro2">
          <table:table-cell office:value-type="date" office:date-value="2019-09-10" calcext:value-type="date">
            <text:p>10/09/2019</text:p>
          </table:table-cell>
          <table:table-cell/>
        </table:table-row>
        <table:table-row table:style-name="ro2">
          <table:table-cell office:value-type="date" office:date-value="2019-09-11" calcext:value-type="date">
            <text:p>11/09/2019</text:p>
          </table:table-cell>
          <table:table-cell/>
        </table:table-row>
        <table:table-row table:style-name="ro2">
          <table:table-cell office:value-type="date" office:date-value="2019-09-12" calcext:value-type="date">
            <text:p>12/09/2019</text:p>
          </table:table-cell>
          <table:table-cell/>
        </table:table-row>
        <table:table-row table:style-name="ro2">
          <table:table-cell office:value-type="date" office:date-value="2019-09-13" calcext:value-type="date">
            <text:p>13/09/2019</text:p>
          </table:table-cell>
          <table:table-cell/>
        </table:table-row>
        <table:table-row table:style-name="ro2">
          <table:table-cell office:value-type="date" office:date-value="2019-09-14" calcext:value-type="date">
            <text:p>14/09/2019</text:p>
          </table:table-cell>
          <table:table-cell/>
        </table:table-row>
        <table:table-row table:style-name="ro2">
          <table:table-cell office:value-type="date" office:date-value="2019-09-15" calcext:value-type="date">
            <text:p>15/09/2019</text:p>
          </table:table-cell>
          <table:table-cell/>
        </table:table-row>
        <table:table-row table:style-name="ro2">
          <table:table-cell office:value-type="date" office:date-value="2019-09-16" calcext:value-type="date">
            <text:p>16/09/2019</text:p>
          </table:table-cell>
          <table:table-cell/>
        </table:table-row>
        <table:table-row table:style-name="ro2">
          <table:table-cell office:value-type="date" office:date-value="2019-09-17" calcext:value-type="date">
            <text:p>17/09/2019</text:p>
          </table:table-cell>
          <table:table-cell/>
        </table:table-row>
        <table:table-row table:style-name="ro2">
          <table:table-cell office:value-type="date" office:date-value="2019-09-18" calcext:value-type="date">
            <text:p>18/09/2019</text:p>
          </table:table-cell>
          <table:table-cell/>
        </table:table-row>
        <table:table-row table:style-name="ro2">
          <table:table-cell office:value-type="date" office:date-value="2019-09-19" calcext:value-type="date">
            <text:p>19/09/2019</text:p>
          </table:table-cell>
          <table:table-cell/>
        </table:table-row>
        <table:table-row table:style-name="ro2">
          <table:table-cell office:value-type="date" office:date-value="2019-09-20" calcext:value-type="date">
            <text:p>20/09/2019</text:p>
          </table:table-cell>
          <table:table-cell/>
        </table:table-row>
        <table:table-row table:style-name="ro2">
          <table:table-cell office:value-type="date" office:date-value="2019-09-21" calcext:value-type="date">
            <text:p>21/09/2019</text:p>
          </table:table-cell>
          <table:table-cell/>
        </table:table-row>
        <table:table-row table:style-name="ro2">
          <table:table-cell office:value-type="date" office:date-value="2019-09-22" calcext:value-type="date">
            <text:p>22/09/2019</text:p>
          </table:table-cell>
          <table:table-cell/>
        </table:table-row>
        <table:table-row table:style-name="ro2">
          <table:table-cell office:value-type="date" office:date-value="2019-09-23" calcext:value-type="date">
            <text:p>23/09/2019</text:p>
          </table:table-cell>
          <table:table-cell/>
        </table:table-row>
        <table:table-row table:style-name="ro2">
          <table:table-cell office:value-type="date" office:date-value="2019-09-24" calcext:value-type="date">
            <text:p>24/09/2019</text:p>
          </table:table-cell>
          <table:table-cell/>
        </table:table-row>
        <table:table-row table:style-name="ro2">
          <table:table-cell office:value-type="date" office:date-value="2019-09-25" calcext:value-type="date">
            <text:p>25/09/2019</text:p>
          </table:table-cell>
          <table:table-cell/>
        </table:table-row>
        <table:table-row table:style-name="ro2">
          <table:table-cell office:value-type="date" office:date-value="2019-09-26" calcext:value-type="date">
            <text:p>26/09/2019</text:p>
          </table:table-cell>
          <table:table-cell/>
        </table:table-row>
        <table:table-row table:style-name="ro2">
          <table:table-cell office:value-type="date" office:date-value="2019-09-27" calcext:value-type="date">
            <text:p>27/09/2019</text:p>
          </table:table-cell>
          <table:table-cell/>
        </table:table-row>
        <table:table-row table:style-name="ro2">
          <table:table-cell office:value-type="date" office:date-value="2019-09-28" calcext:value-type="date">
            <text:p>28/09/2019</text:p>
          </table:table-cell>
          <table:table-cell/>
        </table:table-row>
        <table:table-row table:style-name="ro2">
          <table:table-cell office:value-type="date" office:date-value="2019-09-29" calcext:value-type="date">
            <text:p>29/09/2019</text:p>
          </table:table-cell>
          <table:table-cell/>
        </table:table-row>
        <table:table-row table:style-name="ro2">
          <table:table-cell office:value-type="date" office:date-value="2019-09-30" calcext:value-type="date">
            <text:p>30/09/2019</text:p>
          </table:table-cell>
          <table:table-cell/>
        </table:table-row>
        <table:table-row table:style-name="ro2">
          <table:table-cell office:value-type="date" office:date-value="2019-10-01" calcext:value-type="date">
            <text:p>01/10/2019</text:p>
          </table:table-cell>
          <table:table-cell/>
        </table:table-row>
        <table:table-row table:style-name="ro2">
          <table:table-cell office:value-type="date" office:date-value="2019-10-02" calcext:value-type="date">
            <text:p>02/10/2019</text:p>
          </table:table-cell>
          <table:table-cell/>
        </table:table-row>
        <table:table-row table:style-name="ro2">
          <table:table-cell office:value-type="date" office:date-value="2019-10-03" calcext:value-type="date">
            <text:p>03/10/2019</text:p>
          </table:table-cell>
          <table:table-cell/>
        </table:table-row>
        <table:table-row table:style-name="ro2" table:number-rows-repeated="104838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oldTempDose" table:style-name="ta1">
        <table:table-column table:style-name="co1" table:default-cell-style-name="ce18"/>
        <table:table-column table:style-name="co1" table:default-cell-style-name="ce20"/>
        <table:table-column table:style-name="co1" table:number-columns-repeated="62" table:default-cell-style-name="ce18"/>
        <table:table-row table:style-name="ro2">
          <table:table-cell table:style-name="ce17" office:value-type="date" office:date-value="2019-06-01" calcext:value-type="date">
            <text:p>01/06/2019</text:p>
          </table:table-cell>
          <table:table-cell table:style-name="ce19" office:value-type="float" office:value="0" calcext:value-type="float">
            <text:p>0.00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6-02" calcext:value-type="date">
            <text:p>02/06/2019</text:p>
          </table:table-cell>
          <table:table-cell table:style-name="ce19" office:value-type="float" office:value="0" calcext:value-type="float">
            <text:p>0.00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6-03" calcext:value-type="date">
            <text:p>03/06/2019</text:p>
          </table:table-cell>
          <table:table-cell table:style-name="ce19" office:value-type="float" office:value="0" calcext:value-type="float">
            <text:p>0.00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6-04" calcext:value-type="date">
            <text:p>04/06/2019</text:p>
          </table:table-cell>
          <table:table-cell table:style-name="ce19" office:value-type="float" office:value="0" calcext:value-type="float">
            <text:p>0.00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6-05" calcext:value-type="date">
            <text:p>05/06/2019</text:p>
          </table:table-cell>
          <table:table-cell table:style-name="ce19" office:value-type="float" office:value="0" calcext:value-type="float">
            <text:p>0.00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6-06" calcext:value-type="date">
            <text:p>06/06/2019</text:p>
          </table:table-cell>
          <table:table-cell table:style-name="ce19" office:value-type="float" office:value="0" calcext:value-type="float">
            <text:p>0.00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6-07" calcext:value-type="date">
            <text:p>07/06/2019</text:p>
          </table:table-cell>
          <table:table-cell table:style-name="ce19" office:value-type="float" office:value="0.4016" calcext:value-type="float">
            <text:p>0.40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6-08" calcext:value-type="date">
            <text:p>08/06/2019</text:p>
          </table:table-cell>
          <table:table-cell table:style-name="ce19" office:value-type="float" office:value="0.6896" calcext:value-type="float">
            <text:p>0.69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6-09" calcext:value-type="date">
            <text:p>09/06/2019</text:p>
          </table:table-cell>
          <table:table-cell table:style-name="ce19" office:value-type="float" office:value="0.6896" calcext:value-type="float">
            <text:p>0.69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6-10" calcext:value-type="date">
            <text:p>10/06/2019</text:p>
          </table:table-cell>
          <table:table-cell table:style-name="ce19" office:value-type="float" office:value="1.1216" calcext:value-type="float">
            <text:p>1.12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6-11" calcext:value-type="date">
            <text:p>11/06/2019</text:p>
          </table:table-cell>
          <table:table-cell table:style-name="ce19" office:value-type="float" office:value="1.5576" calcext:value-type="float">
            <text:p>1.56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6-12" calcext:value-type="date">
            <text:p>12/06/2019</text:p>
          </table:table-cell>
          <table:table-cell table:style-name="ce19" office:value-type="float" office:value="1.988" calcext:value-type="float">
            <text:p>1.99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6-13" calcext:value-type="date">
            <text:p>13/06/2019</text:p>
          </table:table-cell>
          <table:table-cell table:style-name="ce19" office:value-type="float" office:value="2.4072" calcext:value-type="float">
            <text:p>2.41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6-14" calcext:value-type="date">
            <text:p>14/06/2019</text:p>
          </table:table-cell>
          <table:table-cell table:style-name="ce19" office:value-type="float" office:value="2.768352" calcext:value-type="float">
            <text:p>2.77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6-15" calcext:value-type="date">
            <text:p>15/06/2019</text:p>
          </table:table-cell>
          <table:table-cell table:style-name="ce19" office:value-type="float" office:value="2.768352" calcext:value-type="float">
            <text:p>2.77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6-16" calcext:value-type="date">
            <text:p>16/06/2019</text:p>
          </table:table-cell>
          <table:table-cell table:style-name="ce19" office:value-type="float" office:value="2.768352" calcext:value-type="float">
            <text:p>2.77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6-17" calcext:value-type="date">
            <text:p>17/06/2019</text:p>
          </table:table-cell>
          <table:table-cell table:style-name="ce19" office:value-type="float" office:value="3.18768" calcext:value-type="float">
            <text:p>3.19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6-18" calcext:value-type="date">
            <text:p>18/06/2019</text:p>
          </table:table-cell>
          <table:table-cell table:style-name="ce19" office:value-type="float" office:value="3.60672" calcext:value-type="float">
            <text:p>3.61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6-19" calcext:value-type="date">
            <text:p>19/06/2019</text:p>
          </table:table-cell>
          <table:table-cell table:style-name="ce19" office:value-type="float" office:value="4.02576" calcext:value-type="float">
            <text:p>4.03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6-20" calcext:value-type="date">
            <text:p>20/06/2019</text:p>
          </table:table-cell>
          <table:table-cell table:style-name="ce19" office:value-type="float" office:value="4.02576" calcext:value-type="float">
            <text:p>4.03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6-21" calcext:value-type="date">
            <text:p>21/06/2019</text:p>
          </table:table-cell>
          <table:table-cell table:style-name="ce19" office:value-type="float" office:value="4.45056" calcext:value-type="float">
            <text:p>4.45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6-22" calcext:value-type="date">
            <text:p>22/06/2019</text:p>
          </table:table-cell>
          <table:table-cell table:style-name="ce19" office:value-type="float" office:value="4.45056" calcext:value-type="float">
            <text:p>4.45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6-23" calcext:value-type="date">
            <text:p>23/06/2019</text:p>
          </table:table-cell>
          <table:table-cell table:style-name="ce19" office:value-type="float" office:value="4.45056" calcext:value-type="float">
            <text:p>4.45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6-24" calcext:value-type="date">
            <text:p>24/06/2019</text:p>
          </table:table-cell>
          <table:table-cell table:style-name="ce19" office:value-type="float" office:value="4.87104" calcext:value-type="float">
            <text:p>4.87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6-25" calcext:value-type="date">
            <text:p>25/06/2019</text:p>
          </table:table-cell>
          <table:table-cell table:style-name="ce19" office:value-type="float" office:value="4.87104" calcext:value-type="float">
            <text:p>4.87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6-26" calcext:value-type="date">
            <text:p>26/06/2019</text:p>
          </table:table-cell>
          <table:table-cell table:style-name="ce19" office:value-type="float" office:value="5.31224" calcext:value-type="float">
            <text:p>5.31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6-27" calcext:value-type="date">
            <text:p>27/06/2019</text:p>
          </table:table-cell>
          <table:table-cell table:style-name="ce19" office:value-type="float" office:value="5.73184" calcext:value-type="float">
            <text:p>5.73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6-28" calcext:value-type="date">
            <text:p>28/06/2019</text:p>
          </table:table-cell>
          <table:table-cell table:style-name="ce19" office:value-type="float" office:value="6.129856" calcext:value-type="float">
            <text:p>6.13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6-29" calcext:value-type="date">
            <text:p>29/06/2019</text:p>
          </table:table-cell>
          <table:table-cell table:style-name="ce19" office:value-type="float" office:value="6.129856" calcext:value-type="float">
            <text:p>6.13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6-30" calcext:value-type="date">
            <text:p>30/06/2019</text:p>
          </table:table-cell>
          <table:table-cell table:style-name="ce19" office:value-type="float" office:value="6.129856" calcext:value-type="float">
            <text:p>6.13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7-01" calcext:value-type="date">
            <text:p>01/07/2019</text:p>
          </table:table-cell>
          <table:table-cell office:value-type="float" office:value="6.529856" calcext:value-type="float">
            <text:p>6.53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7-02" calcext:value-type="date">
            <text:p>02/07/2019</text:p>
          </table:table-cell>
          <table:table-cell office:value-type="float" office:value="6.907456" calcext:value-type="float">
            <text:p>6.91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7-03" calcext:value-type="date">
            <text:p>03/07/2019</text:p>
          </table:table-cell>
          <table:table-cell office:value-type="float" office:value="7.331456" calcext:value-type="float">
            <text:p>7.33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7-04" calcext:value-type="date">
            <text:p>04/07/2019</text:p>
          </table:table-cell>
          <table:table-cell office:value-type="float" office:value="7.665856" calcext:value-type="float">
            <text:p>7.67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7-05" calcext:value-type="date">
            <text:p>05/07/2019</text:p>
          </table:table-cell>
          <table:table-cell office:value-type="float" office:value="8.073856" calcext:value-type="float">
            <text:p>8.07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7-06" calcext:value-type="date">
            <text:p>06/07/2019</text:p>
          </table:table-cell>
          <table:table-cell office:value-type="float" office:value="8.073856" calcext:value-type="float">
            <text:p>8.07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7-07" calcext:value-type="date">
            <text:p>07/07/2019</text:p>
          </table:table-cell>
          <table:table-cell office:value-type="float" office:value="8.073856" calcext:value-type="float">
            <text:p>8.07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7-08" calcext:value-type="date">
            <text:p>08/07/2019</text:p>
          </table:table-cell>
          <table:table-cell office:value-type="float" office:value="8.496256" calcext:value-type="float">
            <text:p>8.50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7-09" calcext:value-type="date">
            <text:p>09/07/2019</text:p>
          </table:table-cell>
          <table:table-cell office:value-type="float" office:value="8.915456" calcext:value-type="float">
            <text:p>8.92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7-10" calcext:value-type="date">
            <text:p>10/07/2019</text:p>
          </table:table-cell>
          <table:table-cell office:value-type="float" office:value="9.337856" calcext:value-type="float">
            <text:p>9.34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7-11" calcext:value-type="date">
            <text:p>11/07/2019</text:p>
          </table:table-cell>
          <table:table-cell office:value-type="float" office:value="9.625856" calcext:value-type="float">
            <text:p>9.63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7-12" calcext:value-type="date">
            <text:p>12/07/2019</text:p>
          </table:table-cell>
          <table:table-cell office:value-type="float" office:value="9.913856" calcext:value-type="float">
            <text:p>9.91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7-13" calcext:value-type="date">
            <text:p>13/07/2019</text:p>
          </table:table-cell>
          <table:table-cell office:value-type="float" office:value="9.913856" calcext:value-type="float">
            <text:p>9.91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7-14" calcext:value-type="date">
            <text:p>14/07/2019</text:p>
          </table:table-cell>
          <table:table-cell office:value-type="float" office:value="9.913856" calcext:value-type="float">
            <text:p>9.91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7-15" calcext:value-type="date">
            <text:p>15/07/2019</text:p>
          </table:table-cell>
          <table:table-cell office:value-type="float" office:value="10.336256" calcext:value-type="float">
            <text:p>10.34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7-16" calcext:value-type="date">
            <text:p>16/07/2019</text:p>
          </table:table-cell>
          <table:table-cell office:value-type="float" office:value="11.042656" calcext:value-type="float">
            <text:p>11.04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7-17" calcext:value-type="date">
            <text:p>17/07/2019</text:p>
          </table:table-cell>
          <table:table-cell office:value-type="float" office:value="11.465056" calcext:value-type="float">
            <text:p>11.47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7-18" calcext:value-type="date">
            <text:p>18/07/2019</text:p>
          </table:table-cell>
          <table:table-cell office:value-type="float" office:value="11.889056" calcext:value-type="float">
            <text:p>11.89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7-19" calcext:value-type="date">
            <text:p>19/07/2019</text:p>
          </table:table-cell>
          <table:table-cell office:value-type="float" office:value="12.313056" calcext:value-type="float">
            <text:p>12.31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7-20" calcext:value-type="date">
            <text:p>20/07/2019</text:p>
          </table:table-cell>
          <table:table-cell office:value-type="float" office:value="12.313056" calcext:value-type="float">
            <text:p>12.31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7-21" calcext:value-type="date">
            <text:p>21/07/2019</text:p>
          </table:table-cell>
          <table:table-cell office:value-type="float" office:value="12.313056" calcext:value-type="float">
            <text:p>12.31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7-22" calcext:value-type="date">
            <text:p>22/07/2019</text:p>
          </table:table-cell>
          <table:table-cell office:value-type="float" office:value="12.735456" calcext:value-type="float">
            <text:p>12.74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7-23" calcext:value-type="date">
            <text:p>23/07/2019</text:p>
          </table:table-cell>
          <table:table-cell office:value-type="float" office:value="13.162656" calcext:value-type="float">
            <text:p>13.16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7-24" calcext:value-type="date">
            <text:p>24/07/2019</text:p>
          </table:table-cell>
          <table:table-cell office:value-type="float" office:value="13.586592" calcext:value-type="float">
            <text:p>13.59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7-25" calcext:value-type="date">
            <text:p>25/07/2019</text:p>
          </table:table-cell>
          <table:table-cell office:value-type="float" office:value="14.010528" calcext:value-type="float">
            <text:p>14.01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7-26" calcext:value-type="date">
            <text:p>26/07/2019</text:p>
          </table:table-cell>
          <table:table-cell office:value-type="float" office:value="14.414016" calcext:value-type="float">
            <text:p>14.41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7-27" calcext:value-type="date">
            <text:p>27/07/2019</text:p>
          </table:table-cell>
          <table:table-cell office:value-type="float" office:value="14.414016" calcext:value-type="float">
            <text:p>14.41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7-28" calcext:value-type="date">
            <text:p>28/07/2019</text:p>
          </table:table-cell>
          <table:table-cell office:value-type="float" office:value="14.414016" calcext:value-type="float">
            <text:p>14.41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7-29" calcext:value-type="date">
            <text:p>29/07/2019</text:p>
          </table:table-cell>
          <table:table-cell office:value-type="float" office:value="14.83824" calcext:value-type="float">
            <text:p>14.84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7-30" calcext:value-type="date">
            <text:p>30/07/2019</text:p>
          </table:table-cell>
          <table:table-cell office:value-type="float" office:value="15.126816" calcext:value-type="float">
            <text:p>15.13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7-31" calcext:value-type="date">
            <text:p>31/07/2019</text:p>
          </table:table-cell>
          <table:table-cell office:value-type="float" office:value="15.560544" calcext:value-type="float">
            <text:p>15.56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8-01" calcext:value-type="date">
            <text:p>01/08/2019</text:p>
          </table:table-cell>
          <table:table-cell office:value-type="float" office:value="15.98448" calcext:value-type="float">
            <text:p>15.98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8-02" calcext:value-type="date">
            <text:p>02/08/2019</text:p>
          </table:table-cell>
          <table:table-cell office:value-type="float" office:value="16.384512" calcext:value-type="float">
            <text:p>16.38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8-03" calcext:value-type="date">
            <text:p>03/08/2019</text:p>
          </table:table-cell>
          <table:table-cell office:value-type="float" office:value="16.384512" calcext:value-type="float">
            <text:p>16.38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8-04" calcext:value-type="date">
            <text:p>04/08/2019</text:p>
          </table:table-cell>
          <table:table-cell office:value-type="float" office:value="16.384512" calcext:value-type="float">
            <text:p>16.38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8-05" calcext:value-type="date">
            <text:p>05/08/2019</text:p>
          </table:table-cell>
          <table:table-cell office:value-type="float" office:value="16.384512" calcext:value-type="float">
            <text:p>16.38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8-06" calcext:value-type="date">
            <text:p>06/08/2019</text:p>
          </table:table-cell>
          <table:table-cell office:value-type="float" office:value="16.809024" calcext:value-type="float">
            <text:p>16.81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8-07" calcext:value-type="date">
            <text:p>07/08/2019</text:p>
          </table:table-cell>
          <table:table-cell office:value-type="float" office:value="17.23296" calcext:value-type="float">
            <text:p>17.23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8-08" calcext:value-type="date">
            <text:p>08/08/2019</text:p>
          </table:table-cell>
          <table:table-cell office:value-type="float" office:value="17.657184" calcext:value-type="float">
            <text:p>17.66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8-09" calcext:value-type="date">
            <text:p>09/08/2019</text:p>
          </table:table-cell>
          <table:table-cell office:value-type="float" office:value="18.08112" calcext:value-type="float">
            <text:p>18.08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8-10" calcext:value-type="date">
            <text:p>10/08/2019</text:p>
          </table:table-cell>
          <table:table-cell office:value-type="float" office:value="18.08112" calcext:value-type="float">
            <text:p>18.08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8-11" calcext:value-type="date">
            <text:p>11/08/2019</text:p>
          </table:table-cell>
          <table:table-cell office:value-type="float" office:value="18.08112" calcext:value-type="float">
            <text:p>18.08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8-12" calcext:value-type="date">
            <text:p>12/08/2019</text:p>
          </table:table-cell>
          <table:table-cell office:value-type="float" office:value="18.479424" calcext:value-type="float">
            <text:p>18.48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8-13" calcext:value-type="date">
            <text:p>13/08/2019</text:p>
          </table:table-cell>
          <table:table-cell office:value-type="float" office:value="18.90336" calcext:value-type="float">
            <text:p>18.90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8-14" calcext:value-type="date">
            <text:p>14/08/2019</text:p>
          </table:table-cell>
          <table:table-cell office:value-type="float" office:value="18.90336" calcext:value-type="float">
            <text:p>18.90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8-15" calcext:value-type="date">
            <text:p>15/08/2019</text:p>
          </table:table-cell>
          <table:table-cell office:value-type="float" office:value="18.90336" calcext:value-type="float">
            <text:p>18.90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8-16" calcext:value-type="date">
            <text:p>16/08/2019</text:p>
          </table:table-cell>
          <table:table-cell office:value-type="float" office:value="18.90336" calcext:value-type="float">
            <text:p>18.90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8-17" calcext:value-type="date">
            <text:p>17/08/2019</text:p>
          </table:table-cell>
          <table:table-cell office:value-type="float" office:value="18.90336" calcext:value-type="float">
            <text:p>18.90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8-18" calcext:value-type="date">
            <text:p>18/08/2019</text:p>
          </table:table-cell>
          <table:table-cell office:value-type="float" office:value="18.90336" calcext:value-type="float">
            <text:p>18.90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8-19" calcext:value-type="date">
            <text:p>19/08/2019</text:p>
          </table:table-cell>
          <table:table-cell office:value-type="float" office:value="19.327872" calcext:value-type="float">
            <text:p>19.33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8-20" calcext:value-type="date">
            <text:p>20/08/2019</text:p>
          </table:table-cell>
          <table:table-cell office:value-type="float" office:value="19.729344" calcext:value-type="float">
            <text:p>19.73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8-21" calcext:value-type="date">
            <text:p>21/08/2019</text:p>
          </table:table-cell>
          <table:table-cell office:value-type="float" office:value="20.1504" calcext:value-type="float">
            <text:p>20.15</text:p>
          </table:table-cell>
          <table:table-cell table:number-columns-repeated="62"/>
        </table:table-row>
        <table:table-row table:style-name="ro2">
          <table:table-cell table:style-name="ce17" office:value-type="date" office:date-value="2019-08-22" calcext:value-type="date">
            <text:p>22/08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8-23" calcext:value-type="date">
            <text:p>23/08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8-24" calcext:value-type="date">
            <text:p>24/08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8-25" calcext:value-type="date">
            <text:p>25/08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8-26" calcext:value-type="date">
            <text:p>26/08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8-27" calcext:value-type="date">
            <text:p>27/08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8-28" calcext:value-type="date">
            <text:p>28/08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8-29" calcext:value-type="date">
            <text:p>29/08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8-30" calcext:value-type="date">
            <text:p>30/08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8-31" calcext:value-type="date">
            <text:p>31/08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9-01" calcext:value-type="date">
            <text:p>01/09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9-02" calcext:value-type="date">
            <text:p>02/09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9-03" calcext:value-type="date">
            <text:p>03/09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9-04" calcext:value-type="date">
            <text:p>04/09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9-05" calcext:value-type="date">
            <text:p>05/09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9-06" calcext:value-type="date">
            <text:p>06/09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9-07" calcext:value-type="date">
            <text:p>07/09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9-08" calcext:value-type="date">
            <text:p>08/09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9-09" calcext:value-type="date">
            <text:p>09/09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9-10" calcext:value-type="date">
            <text:p>10/09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9-11" calcext:value-type="date">
            <text:p>11/09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9-12" calcext:value-type="date">
            <text:p>12/09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9-13" calcext:value-type="date">
            <text:p>13/09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9-14" calcext:value-type="date">
            <text:p>14/09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9-15" calcext:value-type="date">
            <text:p>15/09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9-16" calcext:value-type="date">
            <text:p>16/09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9-17" calcext:value-type="date">
            <text:p>17/09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9-18" calcext:value-type="date">
            <text:p>18/09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9-19" calcext:value-type="date">
            <text:p>19/09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9-20" calcext:value-type="date">
            <text:p>20/09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9-21" calcext:value-type="date">
            <text:p>21/09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9-22" calcext:value-type="date">
            <text:p>22/09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9-23" calcext:value-type="date">
            <text:p>23/09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9-24" calcext:value-type="date">
            <text:p>24/09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9-25" calcext:value-type="date">
            <text:p>25/09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9-26" calcext:value-type="date">
            <text:p>26/09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9-27" calcext:value-type="date">
            <text:p>27/09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9-28" calcext:value-type="date">
            <text:p>28/09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9-29" calcext:value-type="date">
            <text:p>29/09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09-30" calcext:value-type="date">
            <text:p>30/09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10-01" calcext:value-type="date">
            <text:p>01/10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10-02" calcext:value-type="date">
            <text:p>02/10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10-03" calcext:value-type="date">
            <text:p>03/10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10-04" calcext:value-type="date">
            <text:p>04/10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10-05" calcext:value-type="date">
            <text:p>05/10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10-06" calcext:value-type="date">
            <text:p>06/10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10-07" calcext:value-type="date">
            <text:p>07/10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10-08" calcext:value-type="date">
            <text:p>08/10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10-09" calcext:value-type="date">
            <text:p>09/10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10-10" calcext:value-type="date">
            <text:p>10/10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10-11" calcext:value-type="date">
            <text:p>11/10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10-12" calcext:value-type="date">
            <text:p>12/10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10-13" calcext:value-type="date">
            <text:p>13/10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10-14" calcext:value-type="date">
            <text:p>14/10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10-15" calcext:value-type="date">
            <text:p>15/10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10-16" calcext:value-type="date">
            <text:p>16/10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10-17" calcext:value-type="date">
            <text:p>17/10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10-18" calcext:value-type="date">
            <text:p>18/10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10-19" calcext:value-type="date">
            <text:p>19/10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10-20" calcext:value-type="date">
            <text:p>20/10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10-21" calcext:value-type="date">
            <text:p>21/10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10-22" calcext:value-type="date">
            <text:p>22/10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10-23" calcext:value-type="date">
            <text:p>23/10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10-24" calcext:value-type="date">
            <text:p>24/10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10-25" calcext:value-type="date">
            <text:p>25/10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10-26" calcext:value-type="date">
            <text:p>26/10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10-27" calcext:value-type="date">
            <text:p>27/10/2019</text:p>
          </table:table-cell>
          <table:table-cell table:number-columns-repeated="63"/>
        </table:table-row>
        <table:table-row table:style-name="ro2">
          <table:table-cell table:style-name="ce17" office:value-type="date" office:date-value="2019-10-28" calcext:value-type="date">
            <text:p>28/10/2019</text:p>
          </table:table-cell>
          <table:table-cell table:number-columns-repeated="63"/>
        </table:table-row>
        <table:table-row table:style-name="ro2" table:number-rows-repeated="104842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/</number:text>
      <number:month number:style="long"/>
      <number:text>/</number:text>
      <number:year/>
    </number:date-style>
    <number:date-style style:name="N122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/00/0000</text:date>, <text:time style:data-style-name="N2" text:time-value="15:23:14.196525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7-09T13:51:24.317972960</meta:creation-date>
    <meta:editing-duration>PT17M32S</meta:editing-duration>
    <meta:editing-cycles>8</meta:editing-cycles>
    <meta:generator>LibreOffice/6.3.0.4$Linux_X86_64 LibreOffice_project/714e3e990d6aa57321bebab01999254e7bc38485</meta:generator>
    <dc:date>2019-09-06T15:36:39.943692109</dc:date>
    <meta:document-statistic meta:table-count="3" meta:cell-count="1488" meta:object-count="0"/>
  </office:meta>
</office:document-meta>
</file>